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17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5.0783in"/>
    </style:style>
    <style:style style:name="co4" style:family="table-column">
      <style:table-column-properties fo:break-before="auto" style:column-width="0.54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7.220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2.5138in"/>
    </style:style>
    <style:style style:name="co12" style:family="table-column">
      <style:table-column-properties fo:break-before="auto" style:column-width="2.848in"/>
    </style:style>
    <style:style style:name="co13" style:family="table-column">
      <style:table-column-properties fo:break-before="auto" style:column-width="2.6571in"/>
    </style:style>
    <style:style style:name="co14" style:family="table-column">
      <style:table-column-properties fo:break-before="auto" style:column-width="1.3193in"/>
    </style:style>
    <style:style style:name="co15" style:family="table-column">
      <style:table-column-properties fo:break-before="auto" style:column-width="3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" style:family="table-cell" style:parent-style-name="Default"/>
    <style:style style:name="ce9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12" style:family="table-cell" style:parent-style-name="Default"/>
    <style:style style:name="ce18" style:family="table-cell" style:parent-style-name="Default"/>
    <style:style style:name="ce13" style:family="table-cell" style:parent-style-name="Default"/>
    <style:style style:name="ce24" style:family="table-cell" style:parent-style-name="Default"/>
    <style:style style:name="ce8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333333"/>
    </style:style>
    <style:style style:name="ce27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29" style:family="table-cell" style:parent-style-name="Default">
      <style:map style:condition="cell-content()=0" style:apply-style-name="NoColor" style:base-cell-address="Fate.C32"/>
      <style:map style:condition="is-true-formula(COUNTIF([$Mechanics.A:.A]; [.C32]) = 0)" style:apply-style-name="LightRed" style:base-cell-address="Fate.C32"/>
    </style:style>
    <style:style style:name="ce30" style:family="table-cell" style:parent-style-name="Default">
      <style:map style:condition="cell-content()=0" style:apply-style-name="NoColor" style:base-cell-address="Fate.C33"/>
      <style:map style:condition="is-true-formula(COUNTIF([$Mechanics.A:.A]; [.C33]) = 0)" style:apply-style-name="LightRed" style:base-cell-address="Fate.C33"/>
    </style:style>
    <style:style style:name="ce32" style:family="table-cell" style:parent-style-name="Default">
      <style:map style:condition="cell-content()=0" style:apply-style-name="NoColor" style:base-cell-address="Fate.C2"/>
      <style:map style:condition="is-true-formula(COUNTIF([$Mechanics.A:.A]; [.C2]) = 0)" style:apply-style-name="LightRed" style:base-cell-address="Fate.C2"/>
    </style:style>
    <style:style style:name="ce34" style:family="table-cell" style:parent-style-name="Default">
      <style:map style:condition="cell-content()=0" style:apply-style-name="NoColor" style:base-cell-address="Fate.C64"/>
      <style:map style:condition="is-true-formula(COUNTIF([$Mechanics.A:.A]; [.C64]) = 0)" style:apply-style-name="LightRed" style:base-cell-address="Fate.C64"/>
    </style:style>
    <style:style style:name="ce36" style:family="table-cell" style:parent-style-name="Default">
      <style:map style:condition="cell-content()=0" style:apply-style-name="NoColor" style:base-cell-address="Fate.C64"/>
      <style:map style:condition="is-true-formula(COUNTIF([$Mechanics.A:.A]; [.C64]) = 0)" style:apply-style-name="LightRed" style:base-cell-address="Fate.C64"/>
    </style:style>
    <style:style style:name="ce37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38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42" style:family="table-cell" style:parent-style-name="Default">
      <style:map style:condition="cell-content()=0" style:apply-style-name="NoColor" style:base-cell-address="Fate.C67"/>
      <style:map style:condition="is-true-formula(COUNTIF([$Mechanics.A:.A]; [.C67]) = 0)" style:apply-style-name="LightRed" style:base-cell-address="Fate.C67"/>
    </style:style>
    <style:style style:name="ce43" style:family="table-cell" style:parent-style-name="Default">
      <style:map style:condition="cell-content()=0" style:apply-style-name="NoColor" style:base-cell-address="Fate.C427"/>
      <style:map style:condition="is-true-formula(COUNTIF([$Mechanics.A:.A]; [.C427]) = 0)" style:apply-style-name="LightRed" style:base-cell-address="Fate.C427"/>
    </style:style>
    <style:style style:name="ce35" style:family="table-cell" style:parent-style-name="Default">
      <style:map style:condition="cell-content()=0" style:apply-style-name="NoColor" style:base-cell-address="Fate.C487"/>
      <style:map style:condition="is-true-formula(COUNTIF([$Mechanics.A:.A]; [.C487]) = 0)" style:apply-style-name="LightRed" style:base-cell-address="Fate.C487"/>
    </style:style>
  </office:automatic-styles>
  <office:body>
    <office:spreadsheet>
      <table:calculation-settings table:automatic-find-labels="false" table:use-regular-expressions="false" table:use-wildcards="true"/>
      <table:table table:name="Mechan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ns42:value-type="string">
            <text:p>Mechanic Name</text:p>
          </table:table-cell>
          <table:table-cell office:value-type="string" ns42:value-type="string">
            <text:p>Where</text:p>
          </table:table-cell>
          <table:table-cell table:style-name="Default" office:value-type="string" ns42:value-type="string">
            <text:p>Tags</text:p>
          </table:table-cell>
          <table:table-cell table:style-name="Default" office:value-type="string" ns42:value-type="string">
            <text:p>Usage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c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Act</text:p>
          </table:table-cell>
          <table:table-cell table:formula="of:=COUNTIF([$Fate.C:.C];[.A2])" office:value-type="float" office:value="5" ns42:value-type="float">
            <text:p>5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rmor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Battle</text:p>
          </table:table-cell>
          <table:table-cell table:formula="of:=COUNTIF([$Fate.C:.C];[.A3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ttach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Attach, Court Card</text:p>
          </table:table-cell>
          <table:table-cell table:formula="of:=COUNTIF([$Fate.C:.C];[.A4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ttached Card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Attach, Court Card</text:p>
          </table:table-cell>
          <table:table-cell table:formula="of:=COUNTIF([$Fate.C:.C];[.A5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ligh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Blight, Piece, Map</text:p>
          </table:table-cell>
          <table:table-cell table:formula="of:=COUNTIF([$Fate.C:.C];[.A6])" office:value-type="float" office:value="21" ns42:value-type="float">
            <text:p>2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all to Order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Summit</text:p>
          </table:table-cell>
          <table:table-cell table:formula="of:=COUNTIF([$Fate.C:.C];[.A7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Flee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Ship, Map, Imperial Ship</text:p>
          </table:table-cell>
          <table:table-cell table:formula="of:=COUNTIF([$Fate.C:.C];[.A8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risi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Crisis, Event</text:p>
          </table:table-cell>
          <table:table-cell table:formula="of:=COUNTIF([$Fate.C:.C];[.A9])" office:value-type="float" office:value="36" ns42:value-type="float">
            <text:p>3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Edic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dict, Event, Imperial Council</text:p>
          </table:table-cell>
          <table:table-cell table:formula="of:=COUNTIF([$Fate.C:.C];[.A10])" office:value-type="float" office:value="7" ns42:value-type="float">
            <text:p>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Event Card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vent, Action Card</text:p>
          </table:table-cell>
          <table:table-cell table:formula="of:=COUNTIF([$Fate.C:.C];[.A11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Event Di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vent, Dice</text:p>
          </table:table-cell>
          <table:table-cell table:formula="of:=COUNTIF([$Fate.C:.C];[.A12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Empir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</text:p>
          </table:table-cell>
          <table:table-cell table:formula="of:=COUNTIF([$Fate.C:.C];[.A13])" office:value-type="float" office:value="23" ns42:value-type="float">
            <text:p>2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Joining Empir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Summit</text:p>
          </table:table-cell>
          <table:table-cell table:formula="of:=COUNTIF([$Fate.C:.C];[.A14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Leaving Empir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</text:p>
          </table:table-cell>
          <table:table-cell table:formula="of:=COUNTIF([$Fate.C:.C];[.A15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at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ate</text:p>
          </table:table-cell>
          <table:table-cell table:formula="of:=COUNTIF([$Fate.C:.C];[.A16])" office:value-type="float" office:value="7" ns42:value-type="float">
            <text:p>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avor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avor, Summit, Event</text:p>
          </table:table-cell>
          <table:table-cell table:formula="of:=COUNTIF([$Fate.C:.C];[.A17])" office:value-type="float" office:value="8" ns42:value-type="float">
            <text:p>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lagship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lagship, Fate</text:p>
          </table:table-cell>
          <table:table-cell table:formula="of:=COUNTIF([$Fate.C:.C];[.A18])" office:value-type="float" office:value="18" ns42:value-type="float">
            <text:p>1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irst Regen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Title</text:p>
          </table:table-cell>
          <table:table-cell table:formula="of:=COUNTIF([$Fate.C:.C];[.A19])" office:value-type="float" office:value="16" ns42:value-type="float">
            <text:p>1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inal Objectives</text:p>
          </table:table-cell>
          <table:table-cell office:value-type="string" ns42:value-type="string">
            <text:p>Campaign</text:p>
          </table:table-cell>
          <table:table-cell table:style-name="ce7" office:value-type="string" ns42:value-type="string">
            <text:p>Objectives, Game Structure</text:p>
          </table:table-cell>
          <table:table-cell table:formula="of:=COUNTIF([$Fate.C:.C];[.A20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ree State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ree State, Map, Piece, City, Starport</text:p>
          </table:table-cell>
          <table:table-cell table:formula="of:=COUNTIF([$Fate.C:.C];[.A21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ree City</text:p>
          </table:table-cell>
          <table:table-cell office:value-type="string" ns42:value-type="string">
            <text:p>Campaign</text:p>
          </table:table-cell>
          <table:table-cell table:style-name="ce10" office:value-type="string" ns42:value-type="string">
            <text:p>Free State, Map, Piece, City</text:p>
          </table:table-cell>
          <table:table-cell table:formula="of:=COUNTIF([$Fate.C:.C];[.A22])" office:value-type="float" office:value="10" ns42:value-type="float">
            <text:p>1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ree Starport</text:p>
          </table:table-cell>
          <table:table-cell office:value-type="string" ns42:value-type="string">
            <text:p>Campaign</text:p>
          </table:table-cell>
          <table:table-cell table:style-name="ce1" office:value-type="string" ns42:value-type="string">
            <text:p>Free State, Map, Piece, Starport</text:p>
          </table:table-cell>
          <table:table-cell table:formula="of:=COUNTIF([$Fate.C:.C];[.A23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ree Building</text:p>
          </table:table-cell>
          <table:table-cell office:value-type="string" ns42:value-type="string">
            <text:p>Campaign</text:p>
          </table:table-cell>
          <table:table-cell table:style-name="ce1" office:value-type="string" ns42:value-type="string">
            <text:p>Free State, Map, Piece, City, Starport</text:p>
          </table:table-cell>
          <table:table-cell table:formula="of:=COUNTIF([$Fate.C:.C];[.A24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rozen Resourc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Resource</text:p>
          </table:table-cell>
          <table:table-cell table:formula="of:=COUNTIF([$Fate.C:.C];[.A25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Govern the Imperial Reach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dict, Event, Empire, Resource, Imperial Trust</text:p>
          </table:table-cell>
          <table:table-cell table:formula="of:=COUNTIF([$Fate.C:.C];[.A26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Grand Ambition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Ambition, Fate</text:p>
          </table:table-cell>
          <table:table-cell table:formula="of:=COUNTIF([$Fate.C:.C];[.A27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Harm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Battle, Damage, Destroy, Hit</text:p>
          </table:table-cell>
          <table:table-cell table:formula="of:=COUNTIF([$Fate.C:.C];[.A28])" office:value-type="float" office:value="19" ns42:value-type="float">
            <text:p>1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Policy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Edict, Imperial Action</text:p>
          </table:table-cell>
          <table:table-cell table:formula="of:=COUNTIF([$Fate.C:.C];[.A29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Action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Edict, Imperial Policy</text:p>
          </table:table-cell>
          <table:table-cell table:formula="of:=COUNTIF([$Fate.C:.C];[.A30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Council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Court</text:p>
          </table:table-cell>
          <table:table-cell table:formula="of:=COUNTIF([$Fate.C:.C];[.A31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Demand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Imperial Trust, Resource</text:p>
          </table:table-cell>
          <table:table-cell table:formula="of:=COUNTIF([$Fate.C:.C];[.A32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Law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Control, Action, Move, Battle, Tax, Catapult, Harm, Outlaw</text:p>
          </table:table-cell>
          <table:table-cell table:formula="of:=COUNTIF([$Fate.C:.C];[.A33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Ship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Piece, Ship</text:p>
          </table:table-cell>
          <table:table-cell table:formula="of:=COUNTIF([$Fate.C:.C];[.A34])" office:value-type="float" office:value="7" ns42:value-type="float">
            <text:p>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Trus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Imperial Demand, Resource</text:p>
          </table:table-cell>
          <table:table-cell table:formula="of:=COUNTIF([$Fate.C:.C];[.A35])" office:value-type="float" office:value="5" ns42:value-type="float">
            <text:p>5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mperial Regen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mpire, Title</text:p>
          </table:table-cell>
          <table:table-cell table:formula="of:=COUNTIF([$Fate.C:.C];[.A36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Lor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Lore</text:p>
          </table:table-cell>
          <table:table-cell table:formula="of:=COUNTIF([$Fate.C:.C];[.A37])" office:value-type="float" office:value="5" ns42:value-type="float">
            <text:p>5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Negotiation Action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Summit, Favor, Control, Court, Captive, Trophy, Favor, Resource, Empire</text:p>
          </table:table-cell>
          <table:table-cell table:formula="of:=COUNTIF([$Fate.C:.C];[.A38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Number Di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Event, Dice</text:p>
          </table:table-cell>
          <table:table-cell table:formula="of:=COUNTIF([$Fate.C:.C];[.A39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Objectiv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Objective</text:p>
          </table:table-cell>
          <table:table-cell table:formula="of:=COUNTIF([$Fate.C:.C];[.A40])" office:value-type="float" office:value="14" ns42:value-type="float">
            <text:p>1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Objective Card</text:p>
          </table:table-cell>
          <table:table-cell office:value-type="string" ns42:value-type="string">
            <text:p>Campaign</text:p>
          </table:table-cell>
          <table:table-cell table:style-name="ce9" office:value-type="string" ns42:value-type="string">
            <text:p>Objective</text:p>
          </table:table-cell>
          <table:table-cell table:formula="of:=COUNTIF([$Fate.C:.C];[.A41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Outlaw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Title</text:p>
          </table:table-cell>
          <table:table-cell table:formula="of:=COUNTIF([$Fate.C:.C];[.A42])" office:value-type="float" office:value="18" ns42:value-type="float">
            <text:p>1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rotected Guild Card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Guild Card</text:p>
          </table:table-cell>
          <table:table-cell table:formula="of:=COUNTIF([$Fate.C:.C];[.A43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Guild Card Sui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Guild Card</text:p>
          </table:table-cell>
          <table:table-cell table:formula="of:=COUNTIF([$Fate.C:.C];[.A44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ettling Flagship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lagship</text:p>
          </table:table-cell>
          <table:table-cell table:formula="of:=COUNTIF([$Fate.C:.C];[.A45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cord Sheet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Record Sheet</text:p>
          </table:table-cell>
          <table:table-cell table:formula="of:=COUNTIF([$Fate.C:.C];[.A46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olution Card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ate</text:p>
          </table:table-cell>
          <table:table-cell table:formula="of:=COUNTIF([$Fate.C:.C];[.A47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ules Bookle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Rules Booklet</text:p>
          </table:table-cell>
          <table:table-cell table:formula="of:=COUNTIF([$Fate.C:.C];[.A48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crap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Scrap</text:p>
          </table:table-cell>
          <table:table-cell table:formula="of:=COUNTIF([$Fate.C:.C];[.A49])" office:value-type="float" office:value="29" ns42:value-type="float">
            <text:p>2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ummit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Summit, Event</text:p>
          </table:table-cell>
          <table:table-cell table:formula="of:=COUNTIF([$Fate.C:.C];[.A50])" office:value-type="float" office:value="17" ns42:value-type="float">
            <text:p>1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itl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Title</text:p>
          </table:table-cell>
          <table:table-cell table:formula="of:=COUNTIF([$Fate.C:.C];[.A51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oken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Piece</text:p>
          </table:table-cell>
          <table:table-cell table:formula="of:=COUNTIF([$Fate.C:.C];[.A52])" office:value-type="float" office:value="27" ns42:value-type="float">
            <text:p>2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ough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Piece, Harm</text:p>
          </table:table-cell>
          <table:table-cell table:formula="of:=COUNTIF([$Fate.C:.C];[.A53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Upgrade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Flagship, Starport, City</text:p>
          </table:table-cell>
          <table:table-cell table:formula="of:=COUNTIF([$Fate.C:.C];[.A54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Winning Ambition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Ambition</text:p>
          </table:table-cell>
          <table:table-cell table:formula="of:=COUNTIF([$Fate.C:.C];[.A55])" office:value-type="float" office:value="8" ns42:value-type="float">
            <text:p>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uilding Hats</text:p>
          </table:table-cell>
          <table:table-cell office:value-type="string" ns42:value-type="string">
            <text:p>Campaign</text:p>
          </table:table-cell>
          <table:table-cell table:style-name="ce3" office:value-type="string" ns42:value-type="string">
            <text:p>Piece, City, Starport</text:p>
          </table:table-cell>
          <table:table-cell table:formula="of:=COUNTIF([$Fate.C:.C];[.A56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attle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Battle, Action</text:p>
          </table:table-cell>
          <table:table-cell table:formula="of:=COUNTIF([$Fate.C:.C];[.A57])" office:value-type="float" office:value="21" ns42:value-type="float">
            <text:p>2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uild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Build, Action</text:p>
          </table:table-cell>
          <table:table-cell table:formula="of:=COUNTIF([$Fate.C:.C];[.A58])" office:value-type="float" office:value="27" ns42:value-type="float">
            <text:p>2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nfluence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Influence, Action</text:p>
          </table:table-cell>
          <table:table-cell table:formula="of:=COUNTIF([$Fate.C:.C];[.A59])" office:value-type="float" office:value="13" ns42:value-type="float">
            <text:p>1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Move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Move, Action</text:p>
          </table:table-cell>
          <table:table-cell table:formula="of:=COUNTIF([$Fate.C:.C];[.A60])" office:value-type="float" office:value="25" ns42:value-type="float">
            <text:p>25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pair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Repair, Action</text:p>
          </table:table-cell>
          <table:table-cell table:formula="of:=COUNTIF([$Fate.C:.C];[.A61])" office:value-type="float" office:value="10" ns42:value-type="float">
            <text:p>1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ecure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Secure, Action</text:p>
          </table:table-cell>
          <table:table-cell table:formula="of:=COUNTIF([$Fate.C:.C];[.A62])" office:value-type="float" office:value="38" ns42:value-type="float">
            <text:p>3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ax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Tax, Action</text:p>
          </table:table-cell>
          <table:table-cell table:formula="of:=COUNTIF([$Fate.C:.C];[.A63])" office:value-type="float" office:value="19" ns42:value-type="float">
            <text:p>1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gent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Agent</text:p>
          </table:table-cell>
          <table:table-cell table:formula="of:=COUNTIF([$Fate.C:.C];[.A64])" office:value-type="float" office:value="30" ns42:value-type="float">
            <text:p>3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nfluence Agent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Influence, Agent</text:p>
          </table:table-cell>
          <table:table-cell table:formula="of:=COUNTIF([$Fate.C:.C];[.A65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ury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Bury</text:p>
          </table:table-cell>
          <table:table-cell table:formula="of:=COUNTIF([$Fate.C:.C];[.A66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ction Card</text:p>
          </table:table-cell>
          <table:table-cell office:value-type="string" ns42:value-type="string">
            <text:p>Base</text:p>
          </table:table-cell>
          <table:table-cell table:style-name="ce3" office:value-type="string" ns42:value-type="string">
            <text:p>Action Card</text:p>
          </table:table-cell>
          <table:table-cell table:formula="of:=COUNTIF([$Fate.C:.C];[.A67])" office:value-type="float" office:value="24" ns42:value-type="float">
            <text:p>2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onstruction Suit</text:p>
          </table:table-cell>
          <table:table-cell office:value-type="string" ns42:value-type="string">
            <text:p>Base</text:p>
          </table:table-cell>
          <table:table-cell table:style-name="ce5" office:value-type="string" ns42:value-type="string">
            <text:p>Action Card</text:p>
          </table:table-cell>
          <table:table-cell table:formula="of:=COUNTIF([$Fate.C:.C];[.A68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dministration Suit</text:p>
          </table:table-cell>
          <table:table-cell office:value-type="string" ns42:value-type="string">
            <text:p>Base</text:p>
          </table:table-cell>
          <table:table-cell table:style-name="ce5" office:value-type="string" ns42:value-type="string">
            <text:p>Action Card</text:p>
          </table:table-cell>
          <table:table-cell table:formula="of:=COUNTIF([$Fate.C:.C];[.A69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ggression Suit</text:p>
          </table:table-cell>
          <table:table-cell office:value-type="string" ns42:value-type="string">
            <text:p>Base</text:p>
          </table:table-cell>
          <table:table-cell table:style-name="ce5" office:value-type="string" ns42:value-type="string">
            <text:p>Action Card</text:p>
          </table:table-cell>
          <table:table-cell table:formula="of:=COUNTIF([$Fate.C:.C];[.A70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Mobilization Suit</text:p>
          </table:table-cell>
          <table:table-cell office:value-type="string" ns42:value-type="string">
            <text:p>Base</text:p>
          </table:table-cell>
          <table:table-cell table:style-name="ce5" office:value-type="string" ns42:value-type="string">
            <text:p>Action Card</text:p>
          </table:table-cell>
          <table:table-cell table:formula="of:=COUNTIF([$Fate.C:.C];[.A71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djacency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Map</text:p>
          </table:table-cell>
          <table:table-cell table:formula="of:=COUNTIF([$Fate.C:.C];[.A72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3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ycoon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4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yrant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5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Warlord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6])" office:value-type="float" office:value="6" ns42:value-type="float">
            <text:p>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Keeper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7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Empath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8])" office:value-type="float" office:value="3" ns42:value-type="float">
            <text:p>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Undeclared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79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eclare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80])" office:value-type="float" office:value="7" ns42:value-type="float">
            <text:p>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core Ambi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81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mbition Box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82])" office:value-type="float" office:value="8" ns42:value-type="float">
            <text:p>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mbition Marker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Ambition</text:p>
          </table:table-cell>
          <table:table-cell table:formula="of:=COUNTIF([$Fate.C:.C];[.A83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econd Place</text:p>
          </table:table-cell>
          <table:table-cell office:value-type="string" ns42:value-type="string">
            <text:p>Base</text:p>
          </table:table-cell>
          <table:table-cell table:style-name="ce12" office:value-type="string" ns42:value-type="string">
            <text:p>Ambition</text:p>
          </table:table-cell>
          <table:table-cell table:formula="of:=COUNTIF([$Fate.C:.C];[.A84])" office:value-type="float" office:value="5" ns42:value-type="float">
            <text:p>5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ourc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esource</text:p>
          </table:table-cell>
          <table:table-cell table:formula="of:=COUNTIF([$Fate.C:.C];[.A85])" office:value-type="float" office:value="54" ns42:value-type="float">
            <text:p>5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ource Supply</text:p>
          </table:table-cell>
          <table:table-cell office:value-type="string" ns42:value-type="string">
            <text:p>Base</text:p>
          </table:table-cell>
          <table:table-cell table:style-name="ce18" office:value-type="string" ns42:value-type="string">
            <text:p>Resource</text:p>
          </table:table-cell>
          <table:table-cell table:formula="of:=COUNTIF([$Fate.C:.C];[.A86])" office:value-type="float" office:value="6" ns42:value-type="float">
            <text:p>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ource Spend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esource</text:p>
          </table:table-cell>
          <table:table-cell table:formula="of:=COUNTIF([$Fate.C:.C];[.A87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ource Gai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esource</text:p>
          </table:table-cell>
          <table:table-cell table:formula="of:=COUNTIF([$Fate.C:.C];[.A88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Material</text:p>
          </table:table-cell>
          <table:table-cell office:value-type="string" ns42:value-type="string">
            <text:p>Base</text:p>
          </table:table-cell>
          <table:table-cell table:style-name="ce13" office:value-type="string" ns42:value-type="string">
            <text:p>Resource</text:p>
          </table:table-cell>
          <table:table-cell table:formula="of:=COUNTIF([$Fate.C:.C];[.A89])" office:value-type="float" office:value="12" ns42:value-type="float">
            <text:p>1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Fuel</text:p>
          </table:table-cell>
          <table:table-cell office:value-type="string" ns42:value-type="string">
            <text:p>Base</text:p>
          </table:table-cell>
          <table:table-cell table:style-name="ce13" office:value-type="string" ns42:value-type="string">
            <text:p>Resource</text:p>
          </table:table-cell>
          <table:table-cell table:formula="of:=COUNTIF([$Fate.C:.C];[.A90])" office:value-type="float" office:value="12" ns42:value-type="float">
            <text:p>1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Weapon</text:p>
          </table:table-cell>
          <table:table-cell office:value-type="string" ns42:value-type="string">
            <text:p>Base</text:p>
          </table:table-cell>
          <table:table-cell table:style-name="ce13" office:value-type="string" ns42:value-type="string">
            <text:p>Resource</text:p>
          </table:table-cell>
          <table:table-cell table:formula="of:=COUNTIF([$Fate.C:.C];[.A91])" office:value-type="float" office:value="19" ns42:value-type="float">
            <text:p>1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lic</text:p>
          </table:table-cell>
          <table:table-cell office:value-type="string" ns42:value-type="string">
            <text:p>Base</text:p>
          </table:table-cell>
          <table:table-cell table:style-name="ce13" office:value-type="string" ns42:value-type="string">
            <text:p>Resource</text:p>
          </table:table-cell>
          <table:table-cell table:formula="of:=COUNTIF([$Fate.C:.C];[.A92])" office:value-type="float" office:value="11" ns42:value-type="float">
            <text:p>1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sionic</text:p>
          </table:table-cell>
          <table:table-cell office:value-type="string" ns42:value-type="string">
            <text:p>Base</text:p>
          </table:table-cell>
          <table:table-cell table:style-name="ce13" office:value-type="string" ns42:value-type="string">
            <text:p>Resource</text:p>
          </table:table-cell>
          <table:table-cell table:formula="of:=COUNTIF([$Fate.C:.C];[.A93])" office:value-type="float" office:value="18" ns42:value-type="float">
            <text:p>1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aptiv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aptive</text:p>
          </table:table-cell>
          <table:table-cell table:formula="of:=COUNTIF([$Fate.C:.C];[.A94])" office:value-type="float" office:value="20" ns42:value-type="float">
            <text:p>2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aking Captiv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aptive</text:p>
          </table:table-cell>
          <table:table-cell table:formula="of:=COUNTIF([$Fate.C:.C];[.A95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turning Captiv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aptive</text:p>
          </table:table-cell>
          <table:table-cell table:formula="of:=COUNTIF([$Fate.C:.C];[.A96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ity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ity</text:p>
          </table:table-cell>
          <table:table-cell table:formula="of:=COUNTIF([$Fate.C:.C];[.A97])" office:value-type="float" office:value="27" ns42:value-type="float">
            <text:p>2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ity Power Bonu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ity</text:p>
          </table:table-cell>
          <table:table-cell table:formula="of:=COUNTIF([$Fate.C:.C];[.A98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source Slot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esource</text:p>
          </table:table-cell>
          <table:table-cell table:formula="of:=COUNTIF([$Fate.C:.C];[.A99])" office:value-type="float" office:value="11" ns42:value-type="float">
            <text:p>1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aking Resources from Citi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esource, City</text:p>
          </table:table-cell>
          <table:table-cell table:formula="of:=COUNTIF([$Fate.C:.C];[.A100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luster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Map</text:p>
          </table:table-cell>
          <table:table-cell table:formula="of:=COUNTIF([$Fate.C:.C];[.A101])" office:value-type="float" office:value="28" ns42:value-type="float">
            <text:p>2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ontro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ntrol</text:p>
          </table:table-cell>
          <table:table-cell table:formula="of:=COUNTIF([$Fate.C:.C];[.A102])" office:value-type="float" office:value="63" ns42:value-type="float">
            <text:p>6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uilding Damaged Contro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ntrol</text:p>
          </table:table-cell>
          <table:table-cell table:formula="of:=COUNTIF([$Fate.C:.C];[.A103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atapult Move Contro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ntrol</text:p>
          </table:table-cell>
          <table:table-cell table:formula="of:=COUNTIF([$Fate.C:.C];[.A104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axing Rivals Contro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ntrol, Rival, Tax</text:p>
          </table:table-cell>
          <table:table-cell table:formula="of:=COUNTIF([$Fate.C:.C];[.A105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our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urt</text:p>
          </table:table-cell>
          <table:table-cell table:formula="of:=COUNTIF([$Fate.C:.C];[.A106])" office:value-type="float" office:value="5" ns42:value-type="float">
            <text:p>5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ourt Card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urt, Court Card, Court Deck</text:p>
          </table:table-cell>
          <table:table-cell table:formula="of:=COUNTIF([$Fate.C:.C];[.A107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ourt Deck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urt, Court Deck</text:p>
          </table:table-cell>
          <table:table-cell table:formula="of:=COUNTIF([$Fate.C:.C];[.A108])" office:value-type="float" office:value="10" ns42:value-type="float">
            <text:p>1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lacing Agents on Cour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urt</text:p>
          </table:table-cell>
          <table:table-cell table:formula="of:=COUNTIF([$Fate.C:.C];[.A109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ansacking the Cour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urt</text:p>
          </table:table-cell>
          <table:table-cell table:formula="of:=COUNTIF([$Fate.C:.C];[.A110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ecuring Cards from the Cour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Court</text:p>
          </table:table-cell>
          <table:table-cell table:formula="of:=COUNTIF([$Fate.C:.C];[.A111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amag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amage</text:p>
          </table:table-cell>
          <table:table-cell table:formula="of:=COUNTIF([$Fate.C:.C];[.A112])" office:value-type="float" office:value="16" ns42:value-type="float">
            <text:p>1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amage/Contro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amage</text:p>
          </table:table-cell>
          <table:table-cell table:formula="of:=COUNTIF([$Fate.C:.C];[.A113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ealing and Taking Damag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amage</text:p>
          </table:table-cell>
          <table:table-cell table:formula="of:=COUNTIF([$Fate.C:.C];[.A114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ic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ice</text:p>
          </table:table-cell>
          <table:table-cell table:formula="of:=COUNTIF([$Fate.C:.C];[.A115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ice Symbol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ice</text:p>
          </table:table-cell>
          <table:table-cell table:formula="of:=COUNTIF([$Fate.C:.C];[.A116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Gat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Map</text:p>
          </table:table-cell>
          <table:table-cell table:formula="of:=COUNTIF([$Fate.C:.C];[.A117])" office:value-type="float" office:value="4" ns42:value-type="float">
            <text:p>4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Guild Card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Guild Card</text:p>
          </table:table-cell>
          <table:table-cell table:formula="of:=COUNTIF([$Fate.C:.C];[.A118])" office:value-type="float" office:value="30" ns42:value-type="float">
            <text:p>3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Hi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ice, Map</text:p>
          </table:table-cell>
          <table:table-cell table:formula="of:=COUNTIF([$Fate.C:.C];[.A119])" office:value-type="float" office:value="9" ns42:value-type="float">
            <text:p>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nitiativ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Initiative</text:p>
          </table:table-cell>
          <table:table-cell table:formula="of:=COUNTIF([$Fate.C:.C];[.A120])" office:value-type="float" office:value="9" ns42:value-type="float">
            <text:p>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ound End Initiativ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Initiative</text:p>
          </table:table-cell>
          <table:table-cell table:formula="of:=COUNTIF([$Fate.C:.C];[.A121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assing Initiativ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Initiative</text:p>
          </table:table-cell>
          <table:table-cell table:formula="of:=COUNTIF([$Fate.C:.C];[.A122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eizing Initiativ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Initiative</text:p>
          </table:table-cell>
          <table:table-cell table:formula="of:=COUNTIF([$Fate.C:.C];[.A123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Intercep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Dice, Battle</text:p>
          </table:table-cell>
          <table:table-cell table:formula="of:=COUNTIF([$Fate.C:.C];[.A124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Map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Map</text:p>
          </table:table-cell>
          <table:table-cell table:formula="of:=COUNTIF([$Fate.C:.C];[.A125])" office:value-type="float" office:value="23" ns42:value-type="float">
            <text:p>2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Outrag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Outrage</text:p>
          </table:table-cell>
          <table:table-cell table:formula="of:=COUNTIF([$Fate.C:.C];[.A126])" office:value-type="float" office:value="39" ns42:value-type="float">
            <text:p>39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rovoke Outrag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Outrage</text:p>
          </table:table-cell>
          <table:table-cell table:formula="of:=COUNTIF([$Fate.C:.C];[.A127])" office:value-type="float" office:value="18" ns42:value-type="float">
            <text:p>18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uilding Piec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Build</text:p>
          </table:table-cell>
          <table:table-cell table:formula="of:=COUNTIF([$Fate.C:.C];[.A128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estroy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Battle</text:p>
          </table:table-cell>
          <table:table-cell table:formula="of:=COUNTIF([$Fate.C:.C];[.A129])" office:value-type="float" office:value="2" ns42:value-type="float">
            <text:p>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iec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Piece</text:p>
          </table:table-cell>
          <table:table-cell table:formula="of:=COUNTIF([$Fate.C:.C];[.A130])" office:value-type="float" office:value="22" ns42:value-type="float">
            <text:p>2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iece Limit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Piece</text:p>
          </table:table-cell>
          <table:table-cell table:formula="of:=COUNTIF([$Fate.C:.C];[.A131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lane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Map</text:p>
          </table:table-cell>
          <table:table-cell table:formula="of:=COUNTIF([$Fate.C:.C];[.A132])" office:value-type="float" office:value="41" ns42:value-type="float">
            <text:p>4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ower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Power</text:p>
          </table:table-cell>
          <table:table-cell table:formula="of:=COUNTIF([$Fate.C:.C];[.A133])" office:value-type="float" office:value="33" ns42:value-type="float">
            <text:p>3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relude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Prelude</text:p>
          </table:table-cell>
          <table:table-cell table:formula="of:=COUNTIF([$Fate.C:.C];[.A134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relude Action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Prelude</text:p>
          </table:table-cell>
          <table:table-cell table:formula="of:=COUNTIF([$Fate.C:.C];[.A135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aid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aid</text:p>
          </table:table-cell>
          <table:table-cell table:formula="of:=COUNTIF([$Fate.C:.C];[.A136])" office:value-type="float" office:value="13" ns42:value-type="float">
            <text:p>1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aid Cos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aid</text:p>
          </table:table-cell>
          <table:table-cell table:formula="of:=COUNTIF([$Fate.C:.C];[.A137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Dice Limits of Raiding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aid</text:p>
          </table:table-cell>
          <table:table-cell table:formula="of:=COUNTIF([$Fate.C:.C];[.A138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Loya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Piece</text:p>
          </table:table-cell>
          <table:table-cell table:formula="of:=COUNTIF([$Fate.C:.C];[.A139])" office:value-type="float" office:value="52" ns42:value-type="float">
            <text:p>52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ival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Rival, Player</text:p>
          </table:table-cell>
          <table:table-cell table:formula="of:=COUNTIF([$Fate.C:.C];[.A140])" office:value-type="float" office:value="63" ns42:value-type="float">
            <text:p>6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tarpor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Starport, Pieces</text:p>
          </table:table-cell>
          <table:table-cell table:formula="of:=COUNTIF([$Fate.C:.C];[.A141])" office:value-type="float" office:value="6" ns42:value-type="float">
            <text:p>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Building ships with Starport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Starport</text:p>
          </table:table-cell>
          <table:table-cell table:formula="of:=COUNTIF([$Fate.C:.C];[.A142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atapult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Starport, Move</text:p>
          </table:table-cell>
          <table:table-cell table:formula="of:=COUNTIF([$Fate.C:.C];[.A143])" office:value-type="float" office:value="10" ns42:value-type="float">
            <text:p>1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ystem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Map</text:p>
          </table:table-cell>
          <table:table-cell table:formula="of:=COUNTIF([$Fate.C:.C];[.A144])" office:value-type="float" office:value="37" ns42:value-type="float">
            <text:p>3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iebreaker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Game Structure</text:p>
          </table:table-cell>
          <table:table-cell table:formula="of:=COUNTIF([$Fate.C:.C];[.A145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rophi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Trophy</text:p>
          </table:table-cell>
          <table:table-cell table:formula="of:=COUNTIF([$Fate.C:.C];[.A146])" office:value-type="float" office:value="17" ns42:value-type="float">
            <text:p>17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Warlord Scoring Trophi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Warlord, Trophy</text:p>
          </table:table-cell>
          <table:table-cell table:formula="of:=COUNTIF([$Fate.C:.C];[.A147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Taking Trophi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Trophy</text:p>
          </table:table-cell>
          <table:table-cell table:formula="of:=COUNTIF([$Fate.C:.C];[.A148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turning Trophies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Trophy</text:p>
          </table:table-cell>
          <table:table-cell table:formula="of:=COUNTIF([$Fate.C:.C];[.A149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hip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Ship</text:p>
          </table:table-cell>
          <table:table-cell table:formula="of:=COUNTIF([$Fate.C:.C];[.A150])" office:value-type="float" office:value="53" ns42:value-type="float">
            <text:p>53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Chapter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Game Structure</text:p>
          </table:table-cell>
          <table:table-cell table:formula="of:=COUNTIF([$Fate.C:.C];[.A151])" office:value-type="float" office:value="26" ns42:value-type="float">
            <text:p>26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Ending a Chapter</text:p>
          </table:table-cell>
          <table:table-cell office:value-type="string" ns42:value-type="string">
            <text:p>Base</text:p>
          </table:table-cell>
          <table:table-cell office:value-type="string" ns42:value-type="string">
            <text:p>Game Structure</text:p>
          </table:table-cell>
          <table:table-cell table:formula="of:=COUNTIF([$Fate.C:.C];[.A152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Vox</text:p>
          </table:table-cell>
          <table:table-cell office:value-type="string" ns42:value-type="string">
            <text:p>Base</text:p>
          </table:table-cell>
          <table:table-cell table:style-name="Default" office:value-type="string" ns42:value-type="string">
            <text:p>Court Deck</text:p>
          </table:table-cell>
          <table:table-cell table:formula="of:=COUNTIF([$Fate.C:.C];[.A153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Action Discard Pile</text:p>
          </table:table-cell>
          <table:table-cell office:value-type="string" ns42:value-type="string">
            <text:p>Base</text:p>
          </table:table-cell>
          <table:table-cell table:style-name="Default" office:value-type="string" ns42:value-type="string">
            <text:p>Action Card</text:p>
          </table:table-cell>
          <table:table-cell table:formula="of:=COUNTIF([$Fate.C:.C];[.A154])" office:value-type="float" office:value="0" ns42:value-type="float">
            <text:p>0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Surpass</text:p>
          </table:table-cell>
          <table:table-cell office:value-type="string" ns42:value-type="string">
            <text:p>Base</text:p>
          </table:table-cell>
          <table:table-cell table:style-name="Default" office:value-type="string" ns42:value-type="string">
            <text:p>Action Card</text:p>
          </table:table-cell>
          <table:table-cell table:formula="of:=COUNTIF([$Fate.C:.C];[.A155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Pivot</text:p>
          </table:table-cell>
          <table:table-cell office:value-type="string" ns42:value-type="string">
            <text:p>Base</text:p>
          </table:table-cell>
          <table:table-cell table:style-name="Default" office:value-type="string" ns42:value-type="string">
            <text:p>Action Card</text:p>
          </table:table-cell>
          <table:table-cell table:formula="of:=COUNTIF([$Fate.C:.C];[.A156])" office:value-type="float" office:value="1" ns42:value-type="float">
            <text:p>1</text:p>
          </table:table-cell>
          <table:table-cell table:number-columns-repeated="6"/>
        </table:table-row>
        <table:table-row table:style-name="ro1">
          <table:table-cell office:value-type="string" ns42:value-type="string">
            <text:p>Regent</text:p>
          </table:table-cell>
          <table:table-cell office:value-type="string" ns42:value-type="string">
            <text:p>Campaign</text:p>
          </table:table-cell>
          <table:table-cell table:style-name="Default" office:value-type="string" ns42:value-type="string">
            <text:p>Empire, First Regent</text:p>
          </table:table-cell>
          <table:table-cell table:formula="of:=COUNTIF([$Fate.C:.C];[.A157])" office:value-type="float" office:value="0" ns42:value-type="float">
            <text:p>0</text:p>
          </table:table-cell>
          <table:table-cell table:number-columns-repeated="6"/>
        </table:table-row>
        <ns42:conditional-formats>
          <ns42:conditional-format ns42:target-range-address="Mechanics.C42:Mechanics.C67 Mechanics.C21:Mechanics.C21 Mechanics.C25:Mechanics.C40 Mechanics.C2:Mechanics.C19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23:Mechanics.C24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94:Mechanics.C152 Mechanics.C87:Mechanics.C88 Mechanics.C72:Mechanics.C83 Mechanics.C85:Mechanics.C85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68:Mechanics.C71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89:Mechanics.C93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41:Mechanics.C41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84:Mechanics.C84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86:Mechanics.C86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20:Mechanics.C20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C22:Mechanics.C22">
            <ns42:color-scale>
              <ns42:color-scale-entry ns42:value="0" ns42:type="number" ns42:color="#ffffff"/>
              <ns42:color-scale-entry ns42:value="1" ns42:type="number" ns42:color="#2a6099"/>
              <ns42:color-scale-entry ns42:value="10" ns42:type="number" ns42:color="#ff0000"/>
            </ns42:color-scale>
          </ns42:conditional-format>
          <ns42:conditional-format ns42:target-range-address="Mechanics.D2:Mechanics.D156 Mechanics.D157:Mechanics.D157">
            <ns42:color-scale>
              <ns42:color-scale-entry ns42:value="0" ns42:type="percentile" ns42:color="#ffffff"/>
              <ns42:color-scale-entry ns42:value="1" ns42:type="number" ns42:color="#2a6099"/>
              <ns42:color-scale-entry ns42:value="50" ns42:type="number" ns42:color="#ff0000"/>
            </ns42:color-scale>
          </ns42:conditional-format>
        </ns42:conditional-formats>
      </table:table>
      <table:table table:name="Fat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8" office:value-type="string" ns42:value-type="string">
            <text:p>Steward</text:p>
          </table:table-cell>
          <table:table-cell office:value-type="string" ns42:value-type="string">
            <text:p>A</text:p>
          </table:table-cell>
          <table:table-cell office:value-type="string" ns42:value-type="string">
            <text:p>Mechanics used</text:p>
          </table:table-cell>
          <table:table-cell office:value-type="string" ns42:value-type="string">
            <text:p>ID</text:p>
          </table:table-cell>
          <table:table-cell office:value-type="string" ns42:value-type="string">
            <text:p>Notes</text:p>
          </table:table-cell>
          <table:table-cell/>
        </table:table-row>
        <table:table-row-group>
          <table:table-row table:style-name="ro2">
            <table:table-cell office:value-type="string" ns42:value-type="string">
              <text:p>Rules for You</text:p>
            </table:table-cell>
            <table:table-cell office:value-type="string" ns42:value-type="string">
              <text:p>Imperial Authority</text:p>
            </table:table-cell>
            <table:table-cell table:style-name="ce27" office:value-type="string" ns42:value-type="string">
              <text:p>Tax</text:p>
            </table:table-cell>
            <table:table-cell office:value-type="string" ns42:value-type="string">
              <text:p>F102</text:p>
            </table:table-cell>
            <table:table-cell office:value-type="string" ns42:value-type="string">
              <text:p>Tax any imperial city</text:p>
              <text:p>Ignoring presence and truce law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office:value-type="string" ns42:value-type="string">
              <text:p>F103</text:p>
            </table:table-cell>
            <table:table-cell table:number-columns-repeated="2"/>
          </table:table-row>
          <table:table-row table:style-name="ro1">
            <table:table-cell/>
            <table:table-cell office:value-type="string" ns42:value-type="string">
              <text:p>Dealmakers</text:p>
            </table:table-cell>
            <table:table-cell table:style-name="ce27" office:value-type="string" ns42:value-type="string">
              <text:p>Secure</text:p>
            </table:table-cell>
            <table:table-cell/>
            <table:table-cell office:value-type="string" ns42:value-type="string">
              <text:p>Giving people Guild Cards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Consolidate Your Imperial Power</text:p>
            </table:table-cell>
            <table:table-cell table:style-name="ce27" office:value-type="string" ns42:value-type="string">
              <text:p>Winning Ambitions</text:p>
            </table:table-cell>
            <table:table-cell office:value-type="string" ns42:value-type="string">
              <text:p>F1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ns42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Imperial Protectors</text:p>
            </table:table-cell>
            <table:table-cell table:style-name="ce27" office:value-type="string" ns42:value-type="string">
              <text:p>Blight</text:p>
            </table:table-cell>
            <table:table-cell office:value-type="string" ns42:value-type="string">
              <text:p>F108</text:p>
            </table:table-cell>
            <table:table-cell office:value-type="string" ns42:value-type="string">
              <text:p>Entices Imperial expans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Imperial Quorum</text:p>
            </table:table-cell>
            <table:table-cell table:style-name="ce27" office:value-type="string" ns42:value-type="string">
              <text:p>Edict</text:p>
            </table:table-cell>
            <table:table-cell office:value-type="string" ns42:value-type="string">
              <text:p>F113</text:p>
            </table:table-cell>
            <table:table-cell office:value-type="string" ns42:value-type="string">
              <text:p>Imperial infighting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Govern the Imperial Re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Hunter Squads</text:p>
            </table:table-cell>
            <table:table-cell table:style-name="ce27" office:value-type="string" ns42:value-type="string">
              <text:p>Outlaw</text:p>
            </table:table-cell>
            <table:table-cell office:value-type="string" ns42:value-type="string">
              <text:p>F107</text:p>
            </table:table-cell>
            <table:table-cell office:value-type="string" ns42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Bat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Di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Tax Collectors</text:p>
            </table:table-cell>
            <table:table-cell table:style-name="ce27" office:value-type="string" ns42:value-type="string">
              <text:p>Outlaw</text:p>
            </table:table-cell>
            <table:table-cell office:value-type="string" ns42:value-type="string">
              <text:p>F106</text:p>
            </table:table-cell>
            <table:table-cell office:value-type="string" ns42:value-type="string">
              <text:p>Makes being an Outlaw suck</text:p>
            </table:table-cell>
            <table:table-cell/>
          </table:table-row>
          <table:table-row table:style-name="ro1">
            <table:table-cell table:number-columns-repeated="2"/>
            <table:table-cell table:style-name="ce29" office:value-type="string" ns42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0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Council Intrigue</text:p>
            </table:table-cell>
            <table:table-cell table:style-name="ce32" office:value-type="string" ns42:value-type="string">
              <text:p>Imperial Council</text:p>
            </table:table-cell>
            <table:table-cell office:value-type="string" ns42:value-type="string">
              <text:p>CC12</text:p>
            </table:table-cell>
            <table:table-cell office:value-type="string" ns42:value-type="string">
              <text:p>Harder to control Council</text:p>
            </table:table-cell>
            <table:table-cell/>
          </table:table-row>
          <table:table-row table:style-name="ro1">
            <table:table-cell table:number-columns-repeated="2"/>
            <table:table-cell table:style-name="ce32" office:value-type="string" ns42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Expand the Empire</text:p>
            </table:table-cell>
            <table:table-cell table:style-name="ce32" office:value-type="string" ns42:value-type="string">
              <text:p>First Regent</text:p>
            </table:table-cell>
            <table:table-cell office:value-type="string" ns42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ns42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Ensure the Emperor’s Tribute</text:p>
            </table:table-cell>
            <table:table-cell table:style-name="ce32" office:value-type="string" ns42:value-type="string">
              <text:p>Resource</text:p>
            </table:table-cell>
            <table:table-cell office:value-type="string" ns42:value-type="string">
              <text:p>F1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ns42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Imperial Sponsor</text:p>
            </table:table-cell>
            <table:table-cell table:style-name="ce32" office:value-type="string" ns42:value-type="string">
              <text:p>Undeclared Ambition</text:p>
            </table:table-cell>
            <table:table-cell office:value-type="string" ns42:value-type="string">
              <text:p>F12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First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overn with Authority</text:p>
            </table:table-cell>
            <table:table-cell table:style-name="ce32" office:value-type="string" ns42:value-type="string">
              <text:p>Outlaw</text:p>
            </table:table-cell>
            <table:table-cell office:value-type="string" ns42:value-type="string">
              <text:p>F124</text:p>
            </table:table-cell>
            <table:table-cell office:value-type="string" ns42:value-type="string">
              <text:p>Outlaws are influenced by governing too</text:p>
            </table:table-cell>
            <table:table-cell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rand Ambition 1</text:p>
            </table:table-cell>
            <table:table-cell table:style-name="ce32" office:value-type="string" ns42:value-type="string">
              <text:p>Imperial Regent</text:p>
            </table:table-cell>
            <table:table-cell office:value-type="string" ns42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 office:value-type="string" ns42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rand Ambition 2</text:p>
            </table:table-cell>
            <table:table-cell table:style-name="ce32" office:value-type="string" ns42:value-type="string">
              <text:p>First Regent</text:p>
            </table:table-cell>
            <table:table-cell office:value-type="string" ns42:value-type="string">
              <text:p>F12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2" office:value-type="string" ns42:value-type="string">
              <text:p>Imperial Tru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4" office:value-type="string" ns42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6"/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</table:table-row-group>
        <table:table-row table:style-name="ro1">
          <table:table-cell table:style-name="ce8" office:value-type="string" ns42:value-type="string">
            <text:p>Founder</text:p>
          </table:table-cell>
          <table:table-cell office:value-type="string" ns42:value-type="string">
            <text:p>A</text:p>
          </table:table-cell>
          <table:table-cell table:style-name="ce37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Parade Fleets</text:p>
            </table:table-cell>
            <table:table-cell table:style-name="ce37" office:value-type="string" ns42:value-type="string">
              <text:p>Declare Ambition</text:p>
            </table:table-cell>
            <table:table-cell office:value-type="string" ns42:value-type="string">
              <text:p>F2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Imperial Re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Outlaw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Inspire Confidence in the Cause</text:p>
            </table:table-cell>
            <table:table-cell table:style-name="ce37" office:value-type="string" ns42:value-type="string">
              <text:p>Outlaw</text:p>
            </table:table-cell>
            <table:table-cell office:value-type="string" ns42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Defy the Empire’s Grip</text:p>
            </table:table-cell>
            <table:table-cell table:style-name="ce37" office:value-type="string" ns42:value-type="string">
              <text:p>Outlaw</text:p>
            </table:table-cell>
            <table:table-cell office:value-type="string" ns42:value-type="string">
              <text:p>F2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Book of Liberation</text:p>
            </table:table-cell>
            <table:table-cell table:style-name="ce37" office:value-type="string" ns42:value-type="string">
              <text:p>Harm</text:p>
            </table:table-cell>
            <table:table-cell office:value-type="string" ns42:value-type="string">
              <text:p>F2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Buil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olitical Intrigue</text:p>
            </table:table-cell>
            <table:table-cell table:style-name="ce37" office:value-type="string" ns42:value-type="string">
              <text:p>Favor</text:p>
            </table:table-cell>
            <table:table-cell office:value-type="string" ns42:value-type="string">
              <text:p>F2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Construction Union</text:p>
            </table:table-cell>
            <table:table-cell table:style-name="ce37" office:value-type="string" ns42:value-type="string">
              <text:p>Action Card</text:p>
            </table:table-cell>
            <table:table-cell office:value-type="string" ns42:value-type="string">
              <text:p>F2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nstruction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Founder of the Commonwealth</text:p>
            </table:table-cell>
            <table:table-cell table:style-name="ce37" office:value-type="string" ns42:value-type="string">
              <text:p>Ambition Marker</text:p>
            </table:table-cell>
            <table:table-cell office:value-type="string" ns42:value-type="string">
              <text:p>F2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Ambition B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Commonwealth Ambition</text:p>
            </table:table-cell>
            <table:table-cell table:style-name="ce37" office:value-type="string" ns42:value-type="string">
              <text:p>Ambition Marker</text:p>
            </table:table-cell>
            <table:table-cell office:value-type="string" ns42:value-type="string">
              <text:p>F2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Call for Armistice</text:p>
            </table:table-cell>
            <table:table-cell table:style-name="ce37" office:value-type="string" ns42:value-type="string">
              <text:p>Power</text:p>
            </table:table-cell>
            <table:table-cell office:value-type="string" ns42:value-type="string">
              <text:p>F2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Armistice</text:p>
            </table:table-cell>
            <table:table-cell table:style-name="ce37" office:value-type="string" ns42:value-type="string">
              <text:p>Court</text:p>
            </table:table-cell>
            <table:table-cell office:value-type="string" ns42:value-type="string">
              <text:p>F2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Free Building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urt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ember of the Commonwealth</text:p>
            </table:table-cell>
            <table:table-cell table:style-name="ce37" office:value-type="string" ns42:value-type="string">
              <text:p>Free Building</text:p>
            </table:table-cell>
            <table:table-cell office:value-type="string" ns42:value-type="string">
              <text:p>F21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Har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Spirit of Freedom</text:p>
            </table:table-cell>
            <table:table-cell table:style-name="ce37" office:value-type="string" ns42:value-type="string">
              <text:p>Secure</text:p>
            </table:table-cell>
            <table:table-cell office:value-type="string" ns42:value-type="string">
              <text:p>F22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ass Call for Armistice</text:p>
            </table:table-cell>
            <table:table-cell table:style-name="ce37" office:value-type="string" ns42:value-type="string">
              <text:p>Power</text:p>
            </table:table-cell>
            <table:table-cell office:value-type="string" ns42:value-type="string">
              <text:p>F22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Freedom Fighters</text:p>
            </table:table-cell>
            <table:table-cell table:style-name="ce37" office:value-type="string" ns42:value-type="string">
              <text:p>Battle</text:p>
            </table:table-cell>
            <table:table-cell office:value-type="string" ns42:value-type="string">
              <text:p>F22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37" office:value-type="string" ns42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Destro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Dam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7"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8" office:value-type="string" ns42:value-type="string">
              <text:p>Imperial Fle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Imperial Law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Secure Freedom for All 1</text:p>
            </table:table-cell>
            <table:table-cell table:style-name="ce42" office:value-type="string" ns42:value-type="string">
              <text:p>Winning Ambitions</text:p>
            </table:table-cell>
            <table:table-cell office:value-type="string" ns42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ecure Freedom for All 2</text:p>
            </table:table-cell>
            <table:table-cell table:style-name="ce42" office:value-type="string" ns42:value-type="string">
              <text:p>Winning Ambitions</text:p>
            </table:table-cell>
            <table:table-cell office:value-type="string" ns42:value-type="string">
              <text:p>F2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Free 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Empi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Titl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</table:table-row-group>
        <table:table-row table:style-name="ro1">
          <table:table-cell table:style-name="ce8" office:value-type="string" ns42:value-type="string">
            <text:p>Magnate</text:p>
          </table:table-cell>
          <table:table-cell office:value-type="string" ns42:value-type="string">
            <text:p>A</text:p>
          </table:table-cell>
          <table:table-cell table:style-name="ce42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Merchant League</text:p>
            </table:table-cell>
            <table:table-cell table:style-name="ce42" office:value-type="string" ns42:value-type="string">
              <text:p>Crisis</text:p>
            </table:table-cell>
            <table:table-cell office:value-type="string" ns42:value-type="string">
              <text:p>F3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Frozen 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agnate Act I Objective 1</text:p>
            </table:table-cell>
            <table:table-cell table:style-name="ce42" office:value-type="string" ns42:value-type="string">
              <text:p>Summit</text:p>
            </table:table-cell>
            <table:table-cell office:value-type="string" ns42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agnate Act I Objective 1</text:p>
            </table:table-cell>
            <table:table-cell table:style-name="ce42" office:value-type="string" ns42:value-type="string">
              <text:p>Summit</text:p>
            </table:table-cell>
            <table:table-cell office:value-type="string" ns42:value-type="string">
              <text:p>F3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Elder Broker</text:p>
            </table:table-cell>
            <table:table-cell office:value-type="string" ns42:value-type="string">
              <text:p>City</text:p>
            </table:table-cell>
            <table:table-cell office:value-type="string" ns42:value-type="string">
              <text:p>F3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elic Fence</text:p>
            </table:table-cell>
            <table:table-cell office:value-type="string" ns42:value-type="string">
              <text:p>Relic</text:p>
            </table:table-cell>
            <table:table-cell office:value-type="string" ns42:value-type="string">
              <text:p>F3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rison Warden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3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ptive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Material Cartel</text:p>
            </table:table-cell>
            <table:table-cell office:value-type="string" ns42:value-type="string">
              <text:p>Material</text:p>
            </table:table-cell>
            <table:table-cell office:value-type="string" ns42:value-type="string">
              <text:p>F3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uel Cartel</text:p>
            </table:table-cell>
            <table:table-cell office:value-type="string" ns42:value-type="string">
              <text:p>Fuel</text:p>
            </table:table-cell>
            <table:table-cell office:value-type="string" ns42:value-type="string">
              <text:p>F3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Weapon Cartel</text:p>
            </table:table-cell>
            <table:table-cell office:value-type="string" ns42:value-type="string">
              <text:p>Rival</text:p>
            </table:table-cell>
            <table:table-cell office:value-type="string" ns42:value-type="string">
              <text:p>F3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sionic Cartel</text:p>
            </table:table-cell>
            <table:table-cell office:value-type="string" ns42:value-type="string">
              <text:p>Psionic</text:p>
            </table:table-cell>
            <table:table-cell office:value-type="string" ns42:value-type="string">
              <text:p>F3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elic Cartel</text:p>
            </table:table-cell>
            <table:table-cell office:value-type="string" ns42:value-type="string">
              <text:p>Relic</text:p>
            </table:table-cell>
            <table:table-cell office:value-type="string" ns42:value-type="string">
              <text:p>F3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agnate Act II Objective 1</text:p>
            </table:table-cell>
            <table:table-cell office:value-type="string" ns42:value-type="string">
              <text:p>Resource Supply</text:p>
            </table:table-cell>
            <table:table-cell office:value-type="string" ns42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Magnate Act II Objective 2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3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Material Monopoly</text:p>
            </table:table-cell>
            <table:table-cell office:value-type="string" ns42:value-type="string">
              <text:p>Material</text:p>
            </table:table-cell>
            <table:table-cell office:value-type="string" ns42:value-type="string">
              <text:p>F3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Fuel Monopoly</text:p>
            </table:table-cell>
            <table:table-cell table:style-name="ce42" office:value-type="string" ns42:value-type="string">
              <text:p>Fuel</text:p>
            </table:table-cell>
            <table:table-cell office:value-type="string" ns42:value-type="string">
              <text:p>F3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Relic Monopoly</text:p>
            </table:table-cell>
            <table:table-cell table:style-name="ce42" office:value-type="string" ns42:value-type="string">
              <text:p>Relic</text:p>
            </table:table-cell>
            <table:table-cell office:value-type="string" ns42:value-type="string">
              <text:p>F31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sionic Monopoly</text:p>
            </table:table-cell>
            <table:table-cell table:style-name="ce42" office:value-type="string" ns42:value-type="string">
              <text:p>Psionic</text:p>
            </table:table-cell>
            <table:table-cell office:value-type="string" ns42:value-type="string">
              <text:p>F316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Weapon Monopoly</text:p>
            </table:table-cell>
            <table:table-cell table:style-name="ce42" office:value-type="string" ns42:value-type="string">
              <text:p>Summit</text:p>
            </table:table-cell>
            <table:table-cell office:value-type="string" ns42:value-type="string">
              <text:p>F3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2" office:value-type="string" ns42:value-type="string">
              <text:p>Weap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 office:value-type="string" ns42:value-type="string">
              <text:p>Resource Suppl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ain Monopolies</text:p>
            </table:table-cell>
            <table:table-cell office:value-type="string" ns42:value-type="string">
              <text:p>Ambition Box</text:p>
            </table:table-cell>
            <table:table-cell office:value-type="string" ns42:value-type="string">
              <text:p>F31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onopoly Consent</text:p>
            </table:table-cell>
            <table:table-cell office:value-type="string" ns42:value-type="string">
              <text:p>Call to Order</text:p>
            </table:table-cell>
            <table:table-cell office:value-type="string" ns42:value-type="string">
              <text:p>F31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vo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War Profiteering</text:p>
            </table:table-cell>
            <table:table-cell office:value-type="string" ns42:value-type="string">
              <text:p>Act</text:p>
            </table:table-cell>
            <table:table-cell office:value-type="string" ns42:value-type="string">
              <text:p>F32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 Bo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arlord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Prospector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32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2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Extortion</text:p>
            </table:table-cell>
            <table:table-cell office:value-type="string" ns42:value-type="string">
              <text:p>Crisis</text:p>
            </table:table-cell>
            <table:table-cell office:value-type="string" ns42:value-type="string">
              <text:p>F32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Magnate Grand Ambition</text:p>
            </table:table-cell>
            <table:table-cell office:value-type="string" ns42:value-type="string">
              <text:p>Resource</text:p>
            </table:table-cell>
            <table:table-cell office:value-type="string" ns42:value-type="string">
              <text:p>F325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losed Economy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326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Open Economy</text:p>
            </table:table-cell>
            <table:table-cell table:style-name="ce27" office:value-type="string" ns42:value-type="string">
              <text:p>Loyal</text:p>
            </table:table-cell>
            <table:table-cell office:value-type="string" ns42:value-type="string">
              <text:p>F326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8" office:value-type="string" ns42:value-type="string">
            <text:p>Advocate</text:p>
          </table:table-cell>
          <table:table-cell office:value-type="string" ns42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Advocate Act I Objective</text:p>
            </table:table-cell>
            <table:table-cell/>
            <table:table-cell office:value-type="string" ns42:value-type="string">
              <text:p>F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Prelude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uild Investigator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Influence 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Attach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uild Overseers</text:p>
            </table:table-cell>
            <table:table-cell office:value-type="string" ns42:value-type="string">
              <text:p>Court Deck</text:p>
            </table:table-cell>
            <table:table-cell office:value-type="string" ns42:value-type="string">
              <text:p>F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econd Pla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Material Liaison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4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Tycoon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Fuel Liaisons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4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Tycoon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Weapons Liaisons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4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Bat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Warlord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Relic Liaisons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4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Keeper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Psionic Liaisons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4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Empath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Diplomatic Fiasco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4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Protected Guild Card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Advocate Act 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412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Edic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Advocate's Demand</text:p>
            </table:table-cell>
            <table:table-cell office:value-type="string" ns42:value-type="string">
              <text:p>Favor</text:p>
            </table:table-cell>
            <table:table-cell office:value-type="string" ns42:value-type="string">
              <text:p>F41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tected Guild Card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uild Negotiations</text:p>
            </table:table-cell>
            <table:table-cell office:value-type="string" ns42:value-type="string">
              <text:p>Favor</text:p>
            </table:table-cell>
            <table:table-cell office:value-type="string" ns42:value-type="string">
              <text:p>F4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Negotiation Ac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Raid Cos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Guild Fair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41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Material Guildmasters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41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ycoon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Fuel Guildmasters</text:p>
            </table:table-cell>
            <table:table-cell office:value-type="string" ns42:value-type="string">
              <text:p>Fuel</text:p>
            </table:table-cell>
            <table:table-cell office:value-type="string" ns42:value-type="string">
              <text:p>F41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ycoon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Weapons Guildmasters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41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arlord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Relic Guildmasters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42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Keeper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Psionic Guildmasters</text:p>
            </table:table-cell>
            <table:table-cell office:value-type="string" ns42:value-type="string">
              <text:p>Empath Ambition</text:p>
            </table:table-cell>
            <table:table-cell office:value-type="string" ns42:value-type="string">
              <text:p>F42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Guild Loyalty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42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Guild Supremacy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42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Score Ambition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Advocate Act I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423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Guild Card Su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Cour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 table:style-name="ce8" office:value-type="string" ns42:value-type="string">
            <text:p>Caretaker</text:p>
          </table:table-cell>
          <table:table-cell office:value-type="string" ns42:value-type="string">
            <text:p>A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Caretaker Act I Objective</text:p>
            </table:table-cell>
            <table:table-cell office:value-type="string" ns42:value-type="string">
              <text:p>Winning Ambitions</text:p>
            </table:table-cell>
            <table:table-cell office:value-type="string" ns42:value-type="string">
              <text:p>F5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ns42:value-type="string">
              <text:p>Prelu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olem Beacon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5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Winning Ambition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Golem Hearth</text:p>
            </table:table-cell>
            <table:table-cell office:value-type="string" ns42:value-type="string">
              <text:p>Crisis</text:p>
            </table:table-cell>
            <table:table-cell office:value-type="string" ns42:value-type="string">
              <text:p>F5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tone-Speakers</text:p>
            </table:table-cell>
            <table:table-cell office:value-type="string" ns42:value-type="string">
              <text:p>Edict</text:p>
            </table:table-cell>
            <table:table-cell office:value-type="string" ns42:value-type="string">
              <text:p>F5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Event Di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Declare Ambitio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Crisi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olems</text:p>
            </table:table-cell>
            <table:table-cell office:value-type="string" ns42:value-type="string">
              <text:p>Act</text:p>
            </table:table-cell>
            <table:table-cell office:value-type="string" ns42:value-type="string">
              <text:p>F5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Golem Actions</text:p>
            </table:table-cell>
            <table:table-cell office:value-type="string" ns42:value-type="string">
              <text:p>Armor</text:p>
            </table:table-cell>
            <table:table-cell office:value-type="string" ns42:value-type="string">
              <text:p>F5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Upgrad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Caretaker Act I Resolution</text:p>
            </table:table-cell>
            <table:table-cell office:value-type="string" ns42:value-type="string">
              <text:p>Lore</text:p>
            </table:table-cell>
            <table:table-cell office:value-type="string" ns42:value-type="string">
              <text:p>F5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Unstable Harvester</text:p>
            </table:table-cell>
            <table:table-cell office:value-type="string" ns42:value-type="string">
              <text:p>Crisis</text:p>
            </table:table-cell>
            <table:table-cell office:value-type="string" ns42:value-type="string">
              <text:p>F5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Unstable Seeker</text:p>
            </table:table-cell>
            <table:table-cell table:style-name="ce43" office:value-type="string" ns42:value-type="string">
              <text:p>Cluster</text:p>
            </table:table-cell>
            <table:table-cell office:value-type="string" ns42:value-type="string">
              <text:p>F5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Unstable Protector</text:p>
            </table:table-cell>
            <table:table-cell table:style-name="ce43" office:value-type="string" ns42:value-type="string">
              <text:p>Crisis</text:p>
            </table:table-cell>
            <table:table-cell office:value-type="string" ns42:value-type="string">
              <text:p>F5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Unstable Warrior</text:p>
            </table:table-cell>
            <table:table-cell table:style-name="ce43" office:value-type="string" ns42:value-type="string">
              <text:p>Crisis</text:p>
            </table:table-cell>
            <table:table-cell office:value-type="string" ns42:value-type="string">
              <text:p>F5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Caretaker Act II Objective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512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Librarians</text:p>
            </table:table-cell>
            <table:table-cell office:value-type="string" ns42:value-type="string">
              <text:p>Crisis</text:p>
            </table:table-cell>
            <table:table-cell office:value-type="string" ns42:value-type="string">
              <text:p>F51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Knowledge Set Free</text:p>
            </table:table-cell>
            <table:table-cell/>
            <table:table-cell office:value-type="string" ns42:value-type="string">
              <text:p>F51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Favo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Negotiation Action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Golem Worship</text:p>
            </table:table-cell>
            <table:table-cell office:value-type="string" ns42:value-type="string">
              <text:p>City</text:p>
            </table:table-cell>
            <table:table-cell office:value-type="string" ns42:value-type="string">
              <text:p>F517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aretaker Act III Objective</text:p>
            </table:table-cell>
            <table:table-cell/>
            <table:table-cell office:value-type="string" ns42:value-type="string">
              <text:p>F520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43" office:value-type="string" ns42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 office:value-type="string" ns42:value-type="string">
              <text:p>Lo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 office:value-type="string" ns42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olems Sate Their Appetite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521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rotected Guild Card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43"/>
            <table:table-cell table:number-columns-repeated="3"/>
          </table:table-row>
        </table:table-row-group>
        <table:table-row table:style-name="ro1">
          <table:table-cell table:style-name="ce8" office:value-type="string" ns42:value-type="string">
            <text:p>Partisan</text:p>
          </table:table-cell>
          <table:table-cell office:value-type="string" ns42:value-type="string">
            <text:p>A</text:p>
          </table:table-cell>
          <table:table-cell table:style-name="ce43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Partisan Act I Objective</text:p>
            </table:table-cell>
            <table:table-cell office:value-type="string" ns42:value-type="string">
              <text:p>Initiative</text:p>
            </table:table-cell>
            <table:table-cell office:value-type="string" ns42:value-type="string">
              <text:p>F6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Informants</text:p>
            </table:table-cell>
            <table:table-cell table:style-name="ce35"/>
            <table:table-cell office:value-type="string" ns42:value-type="string">
              <text:p>F6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Action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artisan Seizing</text:p>
            </table:table-cell>
            <table:table-cell table:style-name="ce35"/>
            <table:table-cell office:value-type="string" ns42:value-type="string">
              <text:p>F6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Action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A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Loyal Engineers</text:p>
            </table:table-cell>
            <table:table-cell table:style-name="ce35"/>
            <table:table-cell office:value-type="string" ns42:value-type="string">
              <text:p>F6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Loyal Pilots</text:p>
            </table:table-cell>
            <table:table-cell table:style-name="ce35"/>
            <table:table-cell office:value-type="string" ns42:value-type="string">
              <text:p>F6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Loyal Marines</text:p>
            </table:table-cell>
            <table:table-cell table:style-name="ce35"/>
            <table:table-cell office:value-type="string" ns42:value-type="string">
              <text:p>F6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Loyal Empaths</text:p>
            </table:table-cell>
            <table:table-cell table:style-name="ce35"/>
            <table:table-cell office:value-type="string" ns42:value-type="string">
              <text:p>F6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Loyal Keepers</text:p>
            </table:table-cell>
            <table:table-cell table:style-name="ce35"/>
            <table:table-cell office:value-type="string" ns42:value-type="string">
              <text:p>F6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Galactic Bards</text:p>
            </table:table-cell>
            <table:table-cell table:style-name="ce35" office:value-type="string" ns42:value-type="string">
              <text:p>Action Card</text:p>
            </table:table-cell>
            <table:table-cell office:value-type="string" ns42:value-type="string">
              <text:p>F6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urpass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 office:value-type="string" ns42:value-type="string">
              <text:p>Pivo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Outrage Spreads</text:p>
            </table:table-cell>
            <table:table-cell table:style-name="ce35" office:value-type="string" ns42:value-type="string">
              <text:p>Crisis</text:p>
            </table:table-cell>
            <table:table-cell office:value-type="string" ns42:value-type="string">
              <text:p>F61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artisan Act II Objective</text:p>
            </table:table-cell>
            <table:table-cell table:style-name="ce35" office:value-type="string" ns42:value-type="string">
              <text:p>Action Card</text:p>
            </table:table-cell>
            <table:table-cell office:value-type="string" ns42:value-type="string">
              <text:p>F615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artisan Seizing</text:p>
            </table:table-cell>
            <table:table-cell table:style-name="ce35" office:value-type="string" ns42:value-type="string">
              <text:p>Action Card</text:p>
            </table:table-cell>
            <table:table-cell office:value-type="string" ns42:value-type="string">
              <text:p>F61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A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eople's Hero</text:p>
            </table:table-cell>
            <table:table-cell table:style-name="ce35" office:value-type="string" ns42:value-type="string">
              <text:p>Guild Card</text:p>
            </table:table-cell>
            <table:table-cell office:value-type="string" ns42:value-type="string">
              <text:p>F61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Guilds Decry Terror</text:p>
            </table:table-cell>
            <table:table-cell table:style-name="ce35" office:value-type="string" ns42:value-type="string">
              <text:p>Court Deck</text:p>
            </table:table-cell>
            <table:table-cell office:value-type="string" ns42:value-type="string">
              <text:p>F61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mperial Counci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Terror Strike</text:p>
            </table:table-cell>
            <table:table-cell table:style-name="ce35" office:value-type="string" ns42:value-type="string">
              <text:p>Court Deck</text:p>
            </table:table-cell>
            <table:table-cell office:value-type="string" ns42:value-type="string">
              <text:p>F62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Partisan Act III Objective</text:p>
            </table:table-cell>
            <table:table-cell table:style-name="ce35" office:value-type="string" ns42:value-type="string">
              <text:p>Guild Card</text:p>
            </table:table-cell>
            <table:table-cell office:value-type="string" ns42:value-type="string">
              <text:p>F624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Sower of Division</text:p>
            </table:table-cell>
            <table:table-cell table:style-name="ce35" office:value-type="string" ns42:value-type="string">
              <text:p>Agent</text:p>
            </table:table-cell>
            <table:table-cell office:value-type="string" ns42:value-type="string">
              <text:p>F62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ns42:value-type="string">
            <text:p>Admiral</text:p>
          </table:table-cell>
          <table:table-cell office:value-type="string" ns42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Admiral Act I Objective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7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dic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overn the Imperial Reach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Imperial Officer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7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Use Imperial Foundries</text:p>
            </table:table-cell>
            <table:table-cell office:value-type="string" ns42:value-type="string">
              <text:p>Loyal</text:p>
            </table:table-cell>
            <table:table-cell office:value-type="string" ns42:value-type="string">
              <text:p>F7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tarpor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Honor Guard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7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ogue Admiral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7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ourt Enforcer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7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at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Imperial Defectors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7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2">
            <table:table-cell/>
            <table:table-cell office:value-type="string" ns42:value-type="string">
              <text:p>Admiral Act II Objective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712B</text:p>
              <text:p>F712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at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ommand Chaos</text:p>
            </table:table-cell>
            <table:table-cell office:value-type="string" ns42:value-type="string">
              <text:p>Court Deck</text:p>
            </table:table-cell>
            <table:table-cell office:value-type="string" ns42:value-type="string">
              <text:p>F71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Mass Uprising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71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Admiral Act III Objective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719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Martial Law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72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at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Fle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Ship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35"/>
            <table:table-cell table:number-columns-repeated="3"/>
          </table:table-row>
        </table:table-row-group>
        <table:table-row table:style-name="ro1">
          <table:table-cell table:style-name="ce8" office:value-type="string" ns42:value-type="string">
            <text:p>Believer</text:p>
          </table:table-cell>
          <table:table-cell office:value-type="string" ns42:value-type="string">
            <text:p>A</text:p>
          </table:table-cell>
          <table:table-cell table:style-name="ce35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Rules for You</text:p>
            </table:table-cell>
            <table:table-cell office:value-type="string" ns42:value-type="string">
              <text:p>Believer Act I Objective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aithful Disciples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preading the Faith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aithful Cards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1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at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luralistic Faith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1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Rules for Everyone</text:p>
            </table:table-cell>
            <table:table-cell office:value-type="string" ns42:value-type="string">
              <text:p>The Young Light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1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lot to Kidnap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1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eliever Act II Objective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20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ules Bookl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et Doctrine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2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Doctrine of Zeal</text:p>
            </table:table-cell>
            <table:table-cell office:value-type="string" ns42:value-type="string">
              <text:p>Act</text:p>
            </table:table-cell>
            <table:table-cell office:value-type="string" ns42:value-type="string">
              <text:p>F822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ction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 Bo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eclare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Doctrine of Wisdom</text:p>
            </table:table-cell>
            <table:table-cell office:value-type="string" ns42:value-type="string">
              <text:p>Act</text:p>
            </table:table-cell>
            <table:table-cell office:value-type="string" ns42:value-type="string">
              <text:p>F822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ction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 Bo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eclare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Doctrinal Faith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2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 Bo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Control Over</text:p>
            </table:table-cell>
            <table:table-cell office:value-type="string" ns42:value-type="string">
              <text:p>The Prophet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2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et Lay Doctrine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2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epressed Faith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2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eliever Act III Objective</text:p>
            </table:table-cell>
            <table:table-cell office:value-type="string" ns42:value-type="string">
              <text:p>Ambition Marker</text:p>
            </table:table-cell>
            <table:table-cell office:value-type="string" ns42:value-type="string">
              <text:p>F829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Dominant Faith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83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 Bo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reaking the Faith</text:p>
            </table:table-cell>
            <table:table-cell office:value-type="string" ns42:value-type="string">
              <text:p>City</text:p>
            </table:table-cell>
            <table:table-cell office:value-type="string" ns42:value-type="string">
              <text:p>F83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ns42:value-type="string">
            <text:p>Pathfinder</text:p>
          </table:table-cell>
          <table:table-cell office:value-type="string" ns42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Uncovering Clues</text:p>
            </table:table-cell>
            <table:table-cell table:style-name="ce27" office:value-type="string" ns42:value-type="string">
              <text:p>Flagship</text:p>
            </table:table-cell>
            <table:table-cell office:value-type="string" ns42:value-type="string">
              <text:p>F9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ns42:value-type="string">
              <text:p>Resource Spen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Plane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Clus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Resource Gain</text:p>
            </table:table-cell>
            <table:table-cell/>
            <table:table-cell office:value-type="string" ns42:value-type="string">
              <text:p>Do the pathfinder thing while still advancing your position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ity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tarpor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Slipstream Drive</text:p>
            </table:table-cell>
            <table:table-cell table:style-name="ce27" office:value-type="string" ns42:value-type="string">
              <text:p>Catapul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Hull</text:p>
            </table:table-cell>
            <table:table-cell table:style-name="ce27" office:value-type="string" ns42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Hi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Upgrad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Pilgrims</text:p>
            </table:table-cell>
            <table:table-cell table:style-name="ce27" office:value-type="string" ns42:value-type="string">
              <text:p>Loyal</text:p>
            </table:table-cell>
            <table:table-cell office:value-type="string" ns42:value-type="string">
              <text:p>F908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ns42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ystem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Flag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Use the Portal</text:p>
            </table:table-cell>
            <table:table-cell table:style-name="ce27" office:value-type="string" ns42:value-type="string">
              <text:p>Mo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Token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Objective Car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Court Deck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Seek the Portal</text:p>
            </table:table-cell>
            <table:table-cell table:style-name="ce27" office:value-type="string" ns42:value-type="string">
              <text:p>Control</text:p>
            </table:table-cell>
            <table:table-cell office:value-type="string" ns42:value-type="string">
              <text:p>F909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cra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Court Deck</text:p>
            </table:table-cell>
            <table:table-cell/>
            <table:table-cell office:value-type="string" ns42:value-type="string">
              <text:p>Rival scoring. Influence auction like where you score for Rival pieces basically. You can suck up Rival pieces ships.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</table:table-row-group>
        <table:table-row table:style-name="ro1">
          <table:table-cell table:style-name="ce2" office:value-type="string" ns42:value-type="string">
            <text:p>Hegemon</text:p>
          </table:table-cell>
          <table:table-cell office:value-type="string" ns42:value-type="string">
            <text:p>B</text:p>
          </table:table-cell>
          <table:table-cell table:style-name="ce27"/>
          <table:table-cell table:number-columns-repeated="3"/>
        </table:table-row>
        <table:table-row-group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Hegemon Act II Objective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10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lanting Banner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0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anners of Hegemony</text:p>
            </table:table-cell>
            <table:table-cell office:value-type="string" ns42:value-type="string">
              <text:p>Flagship</text:p>
            </table:table-cell>
            <table:table-cell office:value-type="string" ns42:value-type="string">
              <text:p>F10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ong of the Banner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0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Mind Managers</text:p>
            </table:table-cell>
            <table:table-cell office:value-type="string" ns42:value-type="string">
              <text:p>Influence</text:p>
            </table:table-cell>
            <table:table-cell office:value-type="string" ns42:value-type="string">
              <text:p>F10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rison Warden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0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ptiv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Against Hegemony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10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Hegemon Act I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101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yrant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Happy Hosts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01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ns42:value-type="string">
              <text:p>Planet Breaker</text:p>
            </table:table-cell>
            <table:table-cell office:value-type="string" ns42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Planet Breaker Act II Objective</text:p>
            </table:table-cell>
            <table:table-cell office:value-type="string" ns42:value-type="string">
              <text:p>Map</text:p>
            </table:table-cell>
            <table:table-cell office:value-type="string" ns42:value-type="string">
              <text:p>F11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ycophant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11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Hammer Fragment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1103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Repair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reaking World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103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at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urt Deck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lanet Hammer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1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orgeworld Refugee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1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ee 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azeworld Refugee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1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ee 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Deadworld Refugee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1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ee 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stworld Refugee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1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ee 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Heartworld Refugees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1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ee 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Planet-Eater Loose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1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vent Di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i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ction Card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lanet Breaker Act III Objective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112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arlord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ns42:value-type="string">
              <text:p>Pirate</text:p>
            </table:table-cell>
            <table:table-cell office:value-type="string" ns42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Pirate Act II Setup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1201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tarpor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Upgrad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mbition Bo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irate Hoard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12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ee Building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Raid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irate Fleet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2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i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Pirate Smuggler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2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all to Action</text:p>
            </table:table-cell>
            <table:table-cell office:value-type="string" ns42:value-type="string">
              <text:p>Action Card</text:p>
            </table:table-cell>
            <table:table-cell office:value-type="string" ns42:value-type="string">
              <text:p>F12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ilver-Tongues</text:p>
            </table:table-cell>
            <table:table-cell office:value-type="string" ns42:value-type="string">
              <text:p>Guild Card</text:p>
            </table:table-cell>
            <table:table-cell office:value-type="string" ns42:value-type="string">
              <text:p>F12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irate Grand Ambition</text:p>
            </table:table-cell>
            <table:table-cell office:value-type="string" ns42:value-type="string">
              <text:p>Act</text:p>
            </table:table-cell>
            <table:table-cell office:value-type="string" ns42:value-type="string">
              <text:p>F1208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-group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umors Spread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2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umors of the Haven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2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at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haring Rumor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21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Negotiation Ac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" office:value-type="string" ns42:value-type="string">
              <text:p>Blight Speaker</text:p>
            </table:table-cell>
            <table:table-cell office:value-type="string" ns42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Blight Speaker Act II Setup</text:p>
            </table:table-cell>
            <table:table-cell office:value-type="string" ns42:value-type="string">
              <text:p>Loyal</text:p>
            </table:table-cell>
            <table:table-cell office:value-type="string" ns42:value-type="string">
              <text:p>F1301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Speaker Act II Objectiv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pore Ships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Damage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Blight Speaker Act II Resolution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urt Deck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Fury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3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Number Di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Hunters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3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estro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Purg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Panic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3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Looms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Speaker Act III Setup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12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Speaker Act III Objectiv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312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arlord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light Hunger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131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rand 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ns42:value-type="string">
              <text:p>Pacifist</text:p>
            </table:table-cell>
            <table:table-cell office:value-type="string" ns42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Pacifist Act II Objective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4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Witnesses</text:p>
            </table:table-cell>
            <table:table-cell office:value-type="string" ns42:value-type="string">
              <text:p>Catapult</text:p>
            </table:table-cell>
            <table:table-cell office:value-type="string" ns42:value-type="string">
              <text:p>F14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Well of Empathy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403</text:p>
            </table:table-cell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Psionic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Psionic Liaison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4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ath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Itinerant Empaths</text:p>
            </table:table-cell>
            <table:table-cell office:value-type="string" ns42:value-type="string">
              <text:p>Crisis</text:p>
            </table:table-cell>
            <table:table-cell office:value-type="string" ns42:value-type="string">
              <text:p>F14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acifist Act III Objective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408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Empathy for All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4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 table:number-rows-repeated="10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econcile with the Outraged</text:p>
            </table:table-cell>
            <table:table-cell office:value-type="string" ns42:value-type="string">
              <text:p>Call to Order</text:p>
            </table:table-cell>
            <table:table-cell office:value-type="string" ns42:value-type="string">
              <text:p>F14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vo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ebuke of the Empaths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41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rozen Resourc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ns42:value-type="string">
              <text:p>Peacekeeper</text:p>
            </table:table-cell>
            <table:table-cell office:value-type="string" ns42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Peacekeeper Act II Setup</text:p>
            </table:table-cell>
            <table:table-cell office:value-type="string" ns42:value-type="string">
              <text:p>Ship</text:p>
            </table:table-cell>
            <table:table-cell office:value-type="string" ns42:value-type="string">
              <text:p>F1501A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arlord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eacekeeper Act 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15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Oath of Peac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5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Polic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Rival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Arsenal Keepers</text:p>
            </table:table-cell>
            <table:table-cell office:value-type="string" ns42:value-type="string">
              <text:p>Imperial Trust</text:p>
            </table:table-cell>
            <table:table-cell office:value-type="string" ns42:value-type="string">
              <text:p>F15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Arms Interest</text:p>
            </table:table-cell>
            <table:table-cell office:value-type="string" ns42:value-type="string">
              <text:p>Build</text:p>
            </table:table-cell>
            <table:table-cell office:value-type="string" ns42:value-type="string">
              <text:p>F15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eacekeeper Act III Objective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1507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dic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easefires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5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at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Empire Balks at Peace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15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Polic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law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eace Dividends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15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Polic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/>
            <table:table-cell office:value-type="string" ns42:value-type="string">
              <text:p>Peace Dividends</text:p>
            </table:table-cell>
            <table:table-cell office:value-type="string" ns42:value-type="string">
              <text:p>System</text:p>
            </table:table-cell>
            <table:table-cell office:value-type="string" ns42:value-type="string">
              <text:p>F15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eace Accords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1511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vo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umm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" office:value-type="string" ns42:value-type="string">
              <text:p>Warden</text:p>
            </table:table-cell>
            <table:table-cell office:value-type="string" ns42:value-type="string">
              <text:p>B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Model World</text:p>
            </table:table-cell>
            <table:table-cell office:value-type="string" ns42:value-type="string">
              <text:p>Warden Act 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16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laims of Nobility</text:p>
            </table:table-cell>
            <table:table-cell office:value-type="string" ns42:value-type="string">
              <text:p>City</text:p>
            </table:table-cell>
            <table:table-cell office:value-type="string" ns42:value-type="string">
              <text:p>F16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ttach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urt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 of the 1st Clus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6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Cluster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 of the 2nd Clus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6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 of the 3rd Clus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6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 of the 4th Clus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6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 of the 5th Clus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607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 of the 6th Clus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60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at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eats &amp; Fiefs</text:p>
            </table:table-cell>
            <table:table-cell office:value-type="string" ns42:value-type="string">
              <text:p>City</text:p>
            </table:table-cell>
            <table:table-cell office:value-type="string" ns42:value-type="string">
              <text:p>F160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itl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ing Hat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eudal Law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610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ptiv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Score World</text:p>
            </table:table-cell>
            <table:table-cell office:value-type="string" ns42:value-type="string">
              <text:p>Warden's Levy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61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east Day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61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A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kirmishers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61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i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Weap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worn Guardians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161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urt Deck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uild Car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Warden Act I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1617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Feudal Court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618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ity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Counci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Lords Gain Power</text:p>
            </table:table-cell>
            <table:table-cell office:value-type="string" ns42:value-type="string">
              <text:p>Cluster</text:p>
            </table:table-cell>
            <table:table-cell office:value-type="string" ns42:value-type="string">
              <text:p>F1619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fluen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ns42:value-type="string">
              <text:p>Overlord</text:p>
            </table:table-cell>
            <table:table-cell office:value-type="string" ns42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Overlord Act I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17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Sycophant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17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 office:value-type="string" ns42:value-type="string">
              <text:p>Police Victory</text:p>
            </table:table-cell>
            <table:table-cell office:value-type="string" ns42:value-type="string">
              <text:p>Reach Rejects Overlord</text:p>
            </table:table-cell>
            <table:table-cell office:value-type="string" ns42:value-type="string">
              <text:p>Outrage</text:p>
            </table:table-cell>
            <table:table-cell office:value-type="string" ns42:value-type="string">
              <text:p>F17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ns42:value-type="string">
              <text:p>Survivalist</text:p>
            </table:table-cell>
            <table:table-cell office:value-type="string" ns42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Survivalist Act III Objectiv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18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Vow of Survival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8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turning Captiv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ond Pla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yrant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uilding Bunker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8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Damage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ugh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unkers</text:p>
            </table:table-cell>
            <table:table-cell office:value-type="string" ns42:value-type="string">
              <text:p>Agent</text:p>
            </table:table-cell>
            <table:table-cell office:value-type="string" ns42:value-type="string">
              <text:p>F18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ptiv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ugh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office:value-type="string" ns42:value-type="string">
              <text:p>Police Victory</text:p>
            </table:table-cell>
            <table:table-cell office:value-type="string" ns42:value-type="string">
              <text:p>Captive Release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18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rovoke Outr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ns42:value-type="string">
              <text:p>Redeemer</text:p>
            </table:table-cell>
            <table:table-cell office:value-type="string" ns42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Redeemer Act III Objective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19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Ire of the Keeper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19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Keeper Ambitio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Rebuke of the Keepers</text:p>
            </table:table-cell>
            <table:table-cell office:value-type="string" ns42:value-type="string">
              <text:p>Power</text:p>
            </table:table-cell>
            <table:table-cell office:value-type="string" ns42:value-type="string">
              <text:p>F19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el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</table:table-row-group>
        <table:table-row table:style-name="ro1">
          <table:table-cell/>
          <table:table-cell office:value-type="string" ns42:value-type="string">
            <text:p>Relic Fence</text:p>
          </table:table-cell>
          <table:table-cell office:value-type="string" ns42:value-type="string">
            <text:p>Relic</text:p>
          </table:table-cell>
          <table:table-cell office:value-type="string" ns42:value-type="string">
            <text:p>F1904</text:p>
          </table:table-cell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ns42:value-type="string">
              <text:p>Guardian</text:p>
            </table:table-cell>
            <table:table-cell office:value-type="string" ns42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Guardian Act III Objective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20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Green Vault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20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mperial Trus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Ire of the Tycoons</text:p>
            </table:table-cell>
            <table:table-cell office:value-type="string" ns42:value-type="string">
              <text:p>Control</text:p>
            </table:table-cell>
            <table:table-cell office:value-type="string" ns42:value-type="string">
              <text:p>F20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Material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ax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Edenguard Ambition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20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ue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teri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ns42:value-type="string">
              <text:p>Naturalist</text:p>
            </table:table-cell>
            <table:table-cell office:value-type="string" ns42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Naturalist Act III Objectiv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21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Repai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Blight Society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21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table:style-name="ce27" office:value-type="string" ns42:value-type="string">
            <text:p>Repair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table:style-name="ce27" office:value-type="string" ns42:value-type="string">
              <text:p>Scr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4"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Spore Guides</text:p>
            </table:table-cell>
            <table:table-cell table:style-name="ce27" office:value-type="string" ns42:value-type="string">
              <text:p>Agent</text:p>
            </table:table-cell>
            <table:table-cell office:value-type="string" ns42:value-type="string">
              <text:p>F2103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Bligh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Build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Damag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Loy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Number Di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/>
            <table:table-cell office:value-type="string" ns42:value-type="string">
              <text:p>Blightkin Ambition</text:p>
            </table:table-cell>
            <table:table-cell table:style-name="ce27" office:value-type="string" ns42:value-type="string">
              <text:p>Blight</text:p>
            </table:table-cell>
            <table:table-cell office:value-type="string" ns42:value-type="string">
              <text:p>F21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Empi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First Regen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ns42:value-type="string">
              <text:p>Gate Wraith</text:p>
            </table:table-cell>
            <table:table-cell office:value-type="string" ns42:value-type="string">
              <text:p>C</text:p>
            </table:table-cell>
            <table:table-cell table:number-columns-repeated="4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Gate Wraith Act III Objective</text:p>
            </table:table-cell>
            <table:table-cell office:value-type="string" ns42:value-type="string">
              <text:p>Chapter</text:p>
            </table:table-cell>
            <table:table-cell office:value-type="string" ns42:value-type="string">
              <text:p>F2201B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at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Catapult Overdrive</text:p>
            </table:table-cell>
            <table:table-cell office:value-type="string" ns42:value-type="string">
              <text:p>Blight</text:p>
            </table:table-cell>
            <table:table-cell office:value-type="string" ns42:value-type="string">
              <text:p>F2202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tarpor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Breaking Gates &amp; Placing Passages</text:p>
            </table:table-cell>
            <table:table-cell office:value-type="string" ns42:value-type="string">
              <text:p>Armor</text:p>
            </table:table-cell>
            <table:table-cell office:value-type="string" ns42:value-type="string">
              <text:p>F2203</text:p>
            </table:table-cell>
            <table:table-cell office:value-type="string" ns42:value-type="string">
              <text:p>CHECK</text:p>
            </table:table-cell>
            <table:table-cell/>
          </table:table-row>
        </table:table-row-group>
        <table:table-row table:style-name="ro1">
          <table:table-cell table:number-columns-repeated="2"/>
          <table:table-cell office:value-type="string" ns42:value-type="string">
            <text:p>Build</text:p>
          </table:table-cell>
          <table:table-cell/>
          <table:table-cell office:value-type="string" ns42:value-type="string">
            <text:p>CHECK</text:p>
          </table:table-cell>
          <table:table-cell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Catapul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lus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Flag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tarpor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Upgrad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The Dead Live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2204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rand Ambition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assages &amp; The Twisted Passage</text:p>
            </table:table-cell>
            <table:table-cell office:value-type="string" ns42:value-type="string">
              <text:p>Catapult</text:p>
            </table:table-cell>
            <table:table-cell office:value-type="string" ns42:value-type="string">
              <text:p>F2205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Event Di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Gate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ar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a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sionic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Token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Passage Storms</text:p>
            </table:table-cell>
            <table:table-cell office:value-type="string" ns42:value-type="string">
              <text:p>Court Deck</text:p>
            </table:table-cell>
            <table:table-cell office:value-type="string" ns42:value-type="string">
              <text:p>F2206</text:p>
            </table:table-cell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Crisis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Hi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Initiati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Mov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Planet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2"/>
            <table:table-cell office:value-type="string" ns42:value-type="string">
              <text:p>Secure</text:p>
            </table:table-cell>
            <table:table-cell/>
            <table:table-cell office:value-type="string" ns42:value-type="string">
              <text:p>CHECK</text:p>
            </table:table-cell>
            <table:table-cell/>
          </table:table-row>
          <table:table-row table:style-name="ro1">
            <table:table-cell table:number-columns-repeated="6"/>
          </table:table-row>
          <table:table-row table:style-name="ro1">
            <table:table-cell table:style-name="ce28" office:value-type="string" ns42:value-type="string">
              <text:p>Conspirator</text:p>
            </table:table-cell>
            <table:table-cell office:value-type="string" ns42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Police Victory</text:p>
            </table:table-cell>
            <table:table-cell office:value-type="string" ns42:value-type="string">
              <text:p>Foiling Conspiracies</text:p>
            </table:table-cell>
            <table:table-cell table:style-name="ce27" office:value-type="string" ns42:value-type="string">
              <text:p>Rival</text:p>
            </table:table-cell>
            <table:table-cell office:value-type="string" ns42:value-type="string">
              <text:p>F23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table:style-name="ce27" office:value-type="string" ns42:value-type="string">
              <text:p>Secur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Vox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 office:value-type="string" ns42:value-type="string">
              <text:p>Agent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table:style-name="ce27"/>
            <table:table-cell table:number-columns-repeated="3"/>
          </table:table-row>
          <table:table-row table:style-name="ro1">
            <table:table-cell table:style-name="ce28" office:value-type="string" ns42:value-type="string">
              <text:p>Judge</text:p>
            </table:table-cell>
            <table:table-cell office:value-type="string" ns42:value-type="string">
              <text:p>C</text:p>
            </table:table-cell>
            <table:table-cell table:style-name="ce27"/>
            <table:table-cell table:number-columns-repeated="3"/>
          </table:table-row>
          <table:table-row table:style-name="ro1">
            <table:table-cell office:value-type="string" ns42:value-type="string">
              <text:p>Alternate Victory</text:p>
            </table:table-cell>
            <table:table-cell office:value-type="string" ns42:value-type="string">
              <text:p>Judge Act III Objective</text:p>
            </table:table-cell>
            <table:table-cell office:value-type="string" ns42:value-type="string">
              <text:p>Ambitions</text:p>
            </table:table-cell>
            <table:table-cell office:value-type="string" ns42:value-type="string">
              <text:p>F2401B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Chapt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Objectiv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Vow of Fairness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2402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aid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 table:number-columns-repeated="3"/>
          </table:table-row>
        </table:table-row-group>
        <table:table-row table:style-name="ro1">
          <table:table-cell table:number-columns-repeated="6"/>
        </table:table-row>
        <table:table-row-group>
          <table:table-row table:style-name="ro1">
            <table:table-cell/>
            <table:table-cell office:value-type="string" ns42:value-type="string">
              <text:p>The Arbiter</text:p>
            </table:table-cell>
            <table:table-cell office:value-type="string" ns42:value-type="string">
              <text:p>Captives</text:p>
            </table:table-cell>
            <table:table-cell office:value-type="string" ns42:value-type="string">
              <text:p>F2403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esour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esource Slots</text:p>
            </table:table-cell>
            <table:table-cell table:number-columns-repeated="3"/>
          </table:table-row>
        </table:table-row-group>
        <table:table-row table:style-name="ro1">
          <table:table-cell table:number-columns-repeated="2"/>
          <table:table-cell office:value-type="string" ns42:value-type="string">
            <text:p>Rival</text:p>
          </table:table-cell>
          <table:table-cell table:number-columns-repeated="3"/>
        </table:table-row>
        <table:table-row-group>
          <table:table-row table:style-name="ro1">
            <table:table-cell table:number-columns-repeated="2"/>
            <table:table-cell office:value-type="string" ns42:value-type="string">
              <text:p>Trophies</text:p>
            </table:table-cell>
            <table:table-cell table:number-columns-repeated="3"/>
          </table:table-row>
          <table:table-row table:style-name="ro1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Judge's Chosen</text:p>
            </table:table-cell>
            <table:table-cell office:value-type="string" ns42:value-type="string">
              <text:p>Battle</text:p>
            </table:table-cell>
            <table:table-cell office:value-type="string" ns42:value-type="string">
              <text:p>F2404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Contro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Loy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Piece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hip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ystem</text:p>
            </table:table-cell>
            <table:table-cell table:number-columns-repeated="3"/>
          </table:table-row>
          <table:table-row table:style-name="ro1" table:number-rows-repeated="2">
            <table:table-cell table:number-columns-repeated="6"/>
          </table:table-row>
          <table:table-row table:style-name="ro1">
            <table:table-cell/>
            <table:table-cell office:value-type="string" ns42:value-type="string">
              <text:p>Judge Sets Agenda</text:p>
            </table:table-cell>
            <table:table-cell office:value-type="string" ns42:value-type="string">
              <text:p>Ambition Marker</text:p>
            </table:table-cell>
            <table:table-cell office:value-type="string" ns42:value-type="string">
              <text:p>F2405</text:p>
            </table:table-cell>
            <table:table-cell table:number-columns-repeated="2"/>
          </table:table-row>
          <table:table-row table:style-name="ro1">
            <table:table-cell table:number-columns-repeated="2"/>
            <table:table-cell office:value-type="string" ns42:value-type="string">
              <text:p>Power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Rival</text:p>
            </table:table-cell>
            <table:table-cell table:number-columns-repeated="3"/>
          </table:table-row>
          <table:table-row table:style-name="ro1">
            <table:table-cell table:number-columns-repeated="2"/>
            <table:table-cell office:value-type="string" ns42:value-type="string">
              <text:p>Second Place</text:p>
            </table:table-cell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 table:number-columns-repeated="3"/>
          </table:table-row>
          <table:table-row table:style-name="ro1" table:number-rows-repeated="4">
            <table:table-cell table:number-columns-repeated="2"/>
            <table:table-cell table:style-name="ce27"/>
            <table:table-cell/>
            <table:table-cell table:style-name="ce27"/>
            <table:table-cell/>
          </table:table-row>
          <table:table-row table:style-name="ro1" table:number-rows-repeated="10">
            <table:table-cell table:number-columns-repeated="4"/>
            <table:table-cell table:style-name="ce27"/>
            <table:table-cell/>
          </table:table-row>
        </table:table-row-group>
        <table:table-row table:style-name="ro1" table:number-rows-repeated="18">
          <table:table-cell table:number-columns-repeated="4"/>
          <table:table-cell table:style-name="ce27"/>
          <table:table-cell/>
        </table:table-row>
        <table:table-row table:style-name="ro1" table:number-rows-repeated="4">
          <table:table-cell table:number-columns-repeated="6"/>
        </table:table-row>
        <table:table-row table:style-name="ro1" table:number-rows-repeated="755"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3"/>
        </table:table-row>
        <ns42:conditional-formats>
          <ns42:conditional-format ns42:target-range-address="Fate.C484:Fate.C485 Fate.C427:Fate.C452 Fate.C459:Fate.C459 Fate.C463:Fate.C463 Fate.C471:Fate.C471 Fate.C476:Fate.C479">
            <ns42:condition ns42:apply-style-name="NoColor" ns42:value="=0" ns42:base-cell-address="Fate.C427"/>
            <ns42:condition ns42:apply-style-name="LightRed" ns42:value="formula-is(COUNTIF([$Mechanics.A:.A]; [.C427]) = 0)" ns42:base-cell-address="Fate.C427"/>
          </ns42:conditional-format>
          <ns42:conditional-format ns42:target-range-address="Fate.C710:Fate.C711 Fate.C565:Fate.C594 Fate.C487:Fate.C554 Fate.C556:Fate.C563">
            <ns42:condition ns42:apply-style-name="NoColor" ns42:value="=0" ns42:base-cell-address="Fate.C487"/>
            <ns42:condition ns42:apply-style-name="LightRed" ns42:value="formula-is(COUNTIF([$Mechanics.A:.A]; [.C487]) = 0)" ns42:base-cell-address="Fate.C487"/>
          </ns42:conditional-format>
          <ns42:conditional-format ns42:target-range-address="Fate.C2:Fate.C31 Fate.C262:Fate.C262 Fate.C267:Fate.C277 Fate.C281:Fate.C282 Fate.C286:Fate.C288 Fate.C297:Fate.C327 Fate.C331:Fate.C331 Fate.C333:Fate.C333 Fate.C339:Fate.C339 Fate.C345:Fate.C347 Fate.C353:Fate.C353 Fate.C386:Fate.C386 Fate.C388:Fate.C390 Fate.C403:Fate.C405 Fate.C425:Fate.C425 Fate.C565:Fate.C594 Fate.C710:Fate.C711 Fate.C1876:Fate.C2631 Fate.C806:Fate.C842 Fate.C906:Fate.C906 Fate.C1025:Fate.C1025 Fate.C1119:Fate.C1119 Fate.C1226:Fate.C1227 Fate.C1307:Fate.C1308 Fate.C1390:Fate.C1391 Fate.C1571:Fate.C1571 Fate.C1592:Fate.C1593 Fate.C1642:Fate.C1643 Fate.C1663:Fate.C1664 Fate.C1719:Fate.C1734 Fate.C1796:Fate.C1802 Fate.C1836:Fate.C1843 Fate.E1840:Fate.E1871 Fate.C34:Fate.C63 Fate.C487:Fate.C554 Fate.C556:Fate.C563 Fate.C1698:Fate.C1717">
            <ns42:condition ns42:apply-style-name="NoColor" ns42:value="=0" ns42:base-cell-address="Fate.C2"/>
            <ns42:condition ns42:apply-style-name="LightRed" ns42:value="formula-is(COUNTIF([$Mechanics.A:.A]; [.C2]) = 0)" ns42:base-cell-address="Fate.C2"/>
          </ns42:conditional-format>
          <ns42:conditional-format ns42:target-range-address="Fate.C32:Fate.C32">
            <ns42:condition ns42:apply-style-name="NoColor" ns42:value="=0" ns42:base-cell-address="Fate.C32"/>
            <ns42:condition ns42:apply-style-name="LightRed" ns42:value="formula-is(COUNTIF([$Mechanics.A:.A]; [.C32]) = 0)" ns42:base-cell-address="Fate.C32"/>
          </ns42:conditional-format>
          <ns42:conditional-format ns42:target-range-address="Fate.C33:Fate.C63">
            <ns42:condition ns42:apply-style-name="NoColor" ns42:value="=0" ns42:base-cell-address="Fate.C33"/>
            <ns42:condition ns42:apply-style-name="LightRed" ns42:value="formula-is(COUNTIF([$Mechanics.A:.A]; [.C33]) = 0)" ns42:base-cell-address="Fate.C33"/>
          </ns42:conditional-format>
          <ns42:conditional-format ns42:target-range-address="Fate.C34:Fate.C63">
            <ns42:condition ns42:apply-style-name="NoColor" ns42:value="=0" ns42:base-cell-address="Fate.C34"/>
            <ns42:condition ns42:apply-style-name="LightRed" ns42:value="formula-is(COUNTIF([$Mechanics.A:.A]; [.C34]) = 0)" ns42:base-cell-address="Fate.C34"/>
          </ns42:conditional-format>
          <ns42:conditional-format ns42:target-range-address="Fate.C64:Fate.C66">
            <ns42:condition ns42:apply-style-name="NoColor" ns42:value="=0" ns42:base-cell-address="Fate.C64"/>
            <ns42:condition ns42:apply-style-name="LightRed" ns42:value="formula-is(COUNTIF([$Mechanics.A:.A]; [.C64]) = 0)" ns42:base-cell-address="Fate.C64"/>
          </ns42:conditional-format>
          <ns42:conditional-format ns42:target-range-address="Fate.C64:Fate.C66">
            <ns42:condition ns42:apply-style-name="NoColor" ns42:value="=0" ns42:base-cell-address="Fate.C64"/>
            <ns42:condition ns42:apply-style-name="LightRed" ns42:value="formula-is(COUNTIF([$Mechanics.A:.A]; [.C64]) = 0)" ns42:base-cell-address="Fate.C64"/>
          </ns42:conditional-format>
          <ns42:conditional-format ns42:target-range-address="Fate.C64:Fate.C65">
            <ns42:condition ns42:apply-style-name="NoColor" ns42:value="=0" ns42:base-cell-address="Fate.C64"/>
            <ns42:condition ns42:apply-style-name="LightRed" ns42:value="formula-is(COUNTIF([$Mechanics.A:.A]; [.C64]) = 0)" ns42:base-cell-address="Fate.C64"/>
          </ns42:conditional-format>
          <ns42:conditional-format ns42:target-range-address="Fate.C147:Fate.C166 Fate.C203:Fate.C203 Fate.C210:Fate.C228 Fate.C236:Fate.C236 Fate.C248:Fate.C248 Fate.C253:Fate.C253 Fate.C67:Fate.C145">
            <ns42:condition ns42:apply-style-name="NoColor" ns42:value="=0" ns42:base-cell-address="Fate.C67"/>
            <ns42:condition ns42:apply-style-name="LightRed" ns42:value="formula-is(COUNTIF([$Mechanics.A:.A]; [.C67]) = 0)" ns42:base-cell-address="Fate.C67"/>
          </ns42:conditional-format>
          <ns42:conditional-format ns42:target-range-address="Fate.C67:Fate.C138">
            <ns42:condition ns42:apply-style-name="NoColor" ns42:value="=0" ns42:base-cell-address="Fate.C67"/>
            <ns42:condition ns42:apply-style-name="LightRed" ns42:value="formula-is(COUNTIF([$Mechanics.A:.A]; [.C67]) = 0)" ns42:base-cell-address="Fate.C67"/>
          </ns42:conditional-format>
          <ns42:conditional-format ns42:target-range-address="Fate.C67:Fate.C137">
            <ns42:condition ns42:apply-style-name="NoColor" ns42:value="=0" ns42:base-cell-address="Fate.C67"/>
            <ns42:condition ns42:apply-style-name="LightRed" ns42:value="formula-is(COUNTIF([$Mechanics.A:.A]; [.C67]) = 0)" ns42:base-cell-address="Fate.C67"/>
          </ns42:conditional-format>
        </ns42:conditional-formats>
      </table:table>
      <table:named-expressions/>
      <table:database-ranges>
        <table:database-range table:name="__Anonymous_Sheet_DB__0" table:target-range-address="Mechanics.A2:Mechanics.D153" table:contains-header="false">
          <table:sort>
            <table:sort-by table:field-number="3" table:data-type="automatic"/>
          </table:sort>
        </table:database-range>
      </table:database-ranges>
      <table:table table:name="Mechanic_Pair_Output">
        <table:table-row>
          <table:table-cell>
            <text:p/>
          </table:table-cell>
          <table:table-cell>
            <text:p>Act</text:p>
          </table:table-cell>
          <table:table-cell>
            <text:p>Armor</text:p>
          </table:table-cell>
          <table:table-cell>
            <text:p>Attach</text:p>
          </table:table-cell>
          <table:table-cell>
            <text:p>Attached Card</text:p>
          </table:table-cell>
          <table:table-cell>
            <text:p>Blight</text:p>
          </table:table-cell>
          <table:table-cell>
            <text:p>Call to Order</text:p>
          </table:table-cell>
          <table:table-cell>
            <text:p>Imperial Fleet</text:p>
          </table:table-cell>
          <table:table-cell>
            <text:p>Crisis</text:p>
          </table:table-cell>
          <table:table-cell>
            <text:p>Edict</text:p>
          </table:table-cell>
          <table:table-cell>
            <text:p>Event Cards</text:p>
          </table:table-cell>
          <table:table-cell>
            <text:p>Event Die</text:p>
          </table:table-cell>
          <table:table-cell>
            <text:p>Empire</text:p>
          </table:table-cell>
          <table:table-cell>
            <text:p>Joining Empire</text:p>
          </table:table-cell>
          <table:table-cell>
            <text:p>Leaving Empire</text:p>
          </table:table-cell>
          <table:table-cell>
            <text:p>Fate</text:p>
          </table:table-cell>
          <table:table-cell>
            <text:p>Favor</text:p>
          </table:table-cell>
          <table:table-cell>
            <text:p>Flagship</text:p>
          </table:table-cell>
          <table:table-cell>
            <text:p>First Regent</text:p>
          </table:table-cell>
          <table:table-cell>
            <text:p>Final Objectives</text:p>
          </table:table-cell>
          <table:table-cell>
            <text:p>Free States</text:p>
          </table:table-cell>
          <table:table-cell>
            <text:p>Free City</text:p>
          </table:table-cell>
          <table:table-cell>
            <text:p>Free Starport</text:p>
          </table:table-cell>
          <table:table-cell>
            <text:p>Free Building</text:p>
          </table:table-cell>
          <table:table-cell>
            <text:p>Frozen Resource</text:p>
          </table:table-cell>
          <table:table-cell>
            <text:p>Govern the Imperial Reach</text:p>
          </table:table-cell>
          <table:table-cell>
            <text:p>Grand Ambitions</text:p>
          </table:table-cell>
          <table:table-cell>
            <text:p>Harm</text:p>
          </table:table-cell>
          <table:table-cell>
            <text:p>Imperial Policy</text:p>
          </table:table-cell>
          <table:table-cell>
            <text:p>Imperial Action</text:p>
          </table:table-cell>
          <table:table-cell>
            <text:p>Imperial Council</text:p>
          </table:table-cell>
          <table:table-cell>
            <text:p>Imperial Demand</text:p>
          </table:table-cell>
          <table:table-cell>
            <text:p>Imperial Laws</text:p>
          </table:table-cell>
          <table:table-cell>
            <text:p>Imperial Ships</text:p>
          </table:table-cell>
          <table:table-cell>
            <text:p>Imperial Trust</text:p>
          </table:table-cell>
          <table:table-cell>
            <text:p>Imperial Regent</text:p>
          </table:table-cell>
          <table:table-cell>
            <text:p>Lore</text:p>
          </table:table-cell>
          <table:table-cell>
            <text:p>Negotiation Action</text:p>
          </table:table-cell>
          <table:table-cell>
            <text:p>Number Die</text:p>
          </table:table-cell>
          <table:table-cell>
            <text:p>Objective</text:p>
          </table:table-cell>
          <table:table-cell>
            <text:p>Objective Card</text:p>
          </table:table-cell>
          <table:table-cell>
            <text:p>Outlaw</text:p>
          </table:table-cell>
          <table:table-cell>
            <text:p>Protected Guild Cards</text:p>
          </table:table-cell>
          <table:table-cell>
            <text:p>Guild Card Suit</text:p>
          </table:table-cell>
          <table:table-cell>
            <text:p>Resettling Flagships</text:p>
          </table:table-cell>
          <table:table-cell>
            <text:p>Record Sheets</text:p>
          </table:table-cell>
          <table:table-cell>
            <text:p>Resolution Cards</text:p>
          </table:table-cell>
          <table:table-cell>
            <text:p>Rules Booklet</text:p>
          </table:table-cell>
          <table:table-cell>
            <text:p>Scrap</text:p>
          </table:table-cell>
          <table:table-cell>
            <text:p>Summit</text:p>
          </table:table-cell>
          <table:table-cell>
            <text:p>Title</text:p>
          </table:table-cell>
          <table:table-cell>
            <text:p>Token</text:p>
          </table:table-cell>
          <table:table-cell>
            <text:p>Tough</text:p>
          </table:table-cell>
          <table:table-cell>
            <text:p>Upgrade</text:p>
          </table:table-cell>
          <table:table-cell>
            <text:p>Winning Ambitions</text:p>
          </table:table-cell>
          <table:table-cell>
            <text:p>Building Hats</text:p>
          </table:table-cell>
          <table:table-cell>
            <text:p>Battle</text:p>
          </table:table-cell>
          <table:table-cell>
            <text:p>Build</text:p>
          </table:table-cell>
          <table:table-cell>
            <text:p>Influence</text:p>
          </table:table-cell>
          <table:table-cell>
            <text:p>Move</text:p>
          </table:table-cell>
          <table:table-cell>
            <text:p>Repair</text:p>
          </table:table-cell>
          <table:table-cell>
            <text:p>Secure</text:p>
          </table:table-cell>
          <table:table-cell>
            <text:p>Tax</text:p>
          </table:table-cell>
          <table:table-cell>
            <text:p>Agent</text:p>
          </table:table-cell>
          <table:table-cell>
            <text:p>Influence Agent</text:p>
          </table:table-cell>
          <table:table-cell>
            <text:p>Bury</text:p>
          </table:table-cell>
          <table:table-cell>
            <text:p>Action Card</text:p>
          </table:table-cell>
          <table:table-cell>
            <text:p>Construction Suit</text:p>
          </table:table-cell>
          <table:table-cell>
            <text:p>Administration Suit</text:p>
          </table:table-cell>
          <table:table-cell>
            <text:p>Aggression Suit</text:p>
          </table:table-cell>
          <table:table-cell>
            <text:p>Mobilization Suit</text:p>
          </table:table-cell>
          <table:table-cell>
            <text:p>Adjacency</text:p>
          </table:table-cell>
          <table:table-cell>
            <text:p>Ambition</text:p>
          </table:table-cell>
          <table:table-cell>
            <text:p>Tycoon Ambition</text:p>
          </table:table-cell>
          <table:table-cell>
            <text:p>Tyrant Ambition</text:p>
          </table:table-cell>
          <table:table-cell>
            <text:p>Warlord Ambition</text:p>
          </table:table-cell>
          <table:table-cell>
            <text:p>Keeper Ambition</text:p>
          </table:table-cell>
          <table:table-cell>
            <text:p>Empath Ambition</text:p>
          </table:table-cell>
          <table:table-cell>
            <text:p>Undeclared Ambition</text:p>
          </table:table-cell>
          <table:table-cell>
            <text:p>Declare Ambition</text:p>
          </table:table-cell>
          <table:table-cell>
            <text:p>Score Ambition</text:p>
          </table:table-cell>
          <table:table-cell>
            <text:p>Ambition Box</text:p>
          </table:table-cell>
          <table:table-cell>
            <text:p>Ambition Marker</text:p>
          </table:table-cell>
          <table:table-cell>
            <text:p>Second Place</text:p>
          </table:table-cell>
          <table:table-cell>
            <text:p>Resource</text:p>
          </table:table-cell>
          <table:table-cell>
            <text:p>Resource Supply</text:p>
          </table:table-cell>
          <table:table-cell>
            <text:p>Resource Spend</text:p>
          </table:table-cell>
          <table:table-cell>
            <text:p>Resource Gain</text:p>
          </table:table-cell>
          <table:table-cell>
            <text:p>Material</text:p>
          </table:table-cell>
          <table:table-cell>
            <text:p>Fuel</text:p>
          </table:table-cell>
          <table:table-cell>
            <text:p>Weapon</text:p>
          </table:table-cell>
          <table:table-cell>
            <text:p>Relic</text:p>
          </table:table-cell>
          <table:table-cell>
            <text:p>Psionic</text:p>
          </table:table-cell>
          <table:table-cell>
            <text:p>Captives</text:p>
          </table:table-cell>
          <table:table-cell>
            <text:p>Taking Captives</text:p>
          </table:table-cell>
          <table:table-cell>
            <text:p>Returning Captives</text:p>
          </table:table-cell>
          <table:table-cell>
            <text:p>City</text:p>
          </table:table-cell>
          <table:table-cell>
            <text:p>City Power Bonus</text:p>
          </table:table-cell>
          <table:table-cell>
            <text:p>Resource Slots</text:p>
          </table:table-cell>
          <table:table-cell>
            <text:p>Taking Resources from Cities</text:p>
          </table:table-cell>
          <table:table-cell>
            <text:p>Cluster</text:p>
          </table:table-cell>
          <table:table-cell>
            <text:p>Control</text:p>
          </table:table-cell>
          <table:table-cell>
            <text:p>Building Damaged Control</text:p>
          </table:table-cell>
          <table:table-cell>
            <text:p>Catapult Move Control</text:p>
          </table:table-cell>
          <table:table-cell>
            <text:p>Taxing Rivals Control</text:p>
          </table:table-cell>
          <table:table-cell>
            <text:p>Court</text:p>
          </table:table-cell>
          <table:table-cell>
            <text:p>Court Card</text:p>
          </table:table-cell>
          <table:table-cell>
            <text:p>Court Deck</text:p>
          </table:table-cell>
          <table:table-cell>
            <text:p>Placing Agents on Court</text:p>
          </table:table-cell>
          <table:table-cell>
            <text:p>Ransacking the Court</text:p>
          </table:table-cell>
          <table:table-cell>
            <text:p>Securing Cards from the Court</text:p>
          </table:table-cell>
          <table:table-cell>
            <text:p>Damage</text:p>
          </table:table-cell>
          <table:table-cell>
            <text:p>Damage/Control</text:p>
          </table:table-cell>
          <table:table-cell>
            <text:p>Dealing and Taking Damage</text:p>
          </table:table-cell>
          <table:table-cell>
            <text:p>Dice</text:p>
          </table:table-cell>
          <table:table-cell>
            <text:p>Dice Symbols</text:p>
          </table:table-cell>
          <table:table-cell>
            <text:p>Gates</text:p>
          </table:table-cell>
          <table:table-cell>
            <text:p>Guild Card</text:p>
          </table:table-cell>
          <table:table-cell>
            <text:p>Hit</text:p>
          </table:table-cell>
          <table:table-cell>
            <text:p>Initiative</text:p>
          </table:table-cell>
          <table:table-cell>
            <text:p>Round End Initiative</text:p>
          </table:table-cell>
          <table:table-cell>
            <text:p>Passing Initiative</text:p>
          </table:table-cell>
          <table:table-cell>
            <text:p>Seizing Initiative</text:p>
          </table:table-cell>
          <table:table-cell>
            <text:p>Intercept</text:p>
          </table:table-cell>
          <table:table-cell>
            <text:p>Map</text:p>
          </table:table-cell>
          <table:table-cell>
            <text:p>Outrage</text:p>
          </table:table-cell>
          <table:table-cell>
            <text:p>Provoke Outrage</text:p>
          </table:table-cell>
          <table:table-cell>
            <text:p>Building Pieces</text:p>
          </table:table-cell>
          <table:table-cell>
            <text:p>Destroy</text:p>
          </table:table-cell>
          <table:table-cell>
            <text:p>Piece</text:p>
          </table:table-cell>
          <table:table-cell>
            <text:p>Piece Limits</text:p>
          </table:table-cell>
          <table:table-cell>
            <text:p>Planet</text:p>
          </table:table-cell>
          <table:table-cell>
            <text:p>Power</text:p>
          </table:table-cell>
          <table:table-cell>
            <text:p>Prelude</text:p>
          </table:table-cell>
          <table:table-cell>
            <text:p>Prelude Action</text:p>
          </table:table-cell>
          <table:table-cell>
            <text:p>Raid</text:p>
          </table:table-cell>
          <table:table-cell>
            <text:p>Raid Cost</text:p>
          </table:table-cell>
          <table:table-cell>
            <text:p>Dice Limits of Raiding</text:p>
          </table:table-cell>
          <table:table-cell>
            <text:p>Loyal</text:p>
          </table:table-cell>
          <table:table-cell>
            <text:p>Rival</text:p>
          </table:table-cell>
          <table:table-cell>
            <text:p>Starport</text:p>
          </table:table-cell>
          <table:table-cell>
            <text:p>Building ships with Starports</text:p>
          </table:table-cell>
          <table:table-cell>
            <text:p>Catapult</text:p>
          </table:table-cell>
          <table:table-cell>
            <text:p>System</text:p>
          </table:table-cell>
          <table:table-cell>
            <text:p>Tiebreakers</text:p>
          </table:table-cell>
          <table:table-cell>
            <text:p>Trophies</text:p>
          </table:table-cell>
          <table:table-cell>
            <text:p>Warlord Scoring Trophies</text:p>
          </table:table-cell>
          <table:table-cell>
            <text:p>Taking Trophies</text:p>
          </table:table-cell>
          <table:table-cell>
            <text:p>Returning Trophies</text:p>
          </table:table-cell>
          <table:table-cell>
            <text:p>Ship</text:p>
          </table:table-cell>
          <table:table-cell>
            <text:p>Chapter</text:p>
          </table:table-cell>
          <table:table-cell>
            <text:p>Ending a Chapter</text:p>
          </table:table-cell>
          <table:table-cell>
            <text:p>Vox</text:p>
          </table:table-cell>
          <table:table-cell>
            <text:p>Action Discard Pile</text:p>
          </table:table-cell>
          <table:table-cell>
            <text:p>Surpass</text:p>
          </table:table-cell>
          <table:table-cell>
            <text:p>Pivot</text:p>
          </table:table-cell>
          <table:table-cell>
            <text:p>Regent</text:p>
          </table:table-cell>
        </table:table-row>
        <table:table-row>
          <table:table-cell>
            <text:p>Act</text:p>
          </table:table-cell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rmor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ttach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ttached Car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ligh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all to Orde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Flee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risi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dic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vent Car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vent Di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mpir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Joining Empir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Leaving Empir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at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avo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lagship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rst Regen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nal Objectiv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ree Stat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ree Cit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ree Starpor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ree Build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rozen Resourc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Govern the Imperial Reach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Grand Ambition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Harm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Polic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Ac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Counci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Deman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Law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Ship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Trus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mperial Regen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Lor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Negotiation Ac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Number Di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Objectiv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Objective Car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Outlaw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rotected Guild Car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Guild Card Su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ettling Flagship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cord Sheet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olution Car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ules Bookle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crap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mm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itl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oke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ough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pgrad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Winning Ambition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uilding Hat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attl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uil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nfluenc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Mov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pai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ecur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ax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gen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nfluence Agen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ur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ction Car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onstruction Su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dministration Su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ggression Su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Mobilization Su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djacenc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ycoon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yrant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Warlord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Keeper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mpath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ndeclared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eclare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core Ambi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mbition Box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mbition Marke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econd Plac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ourc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ource Suppl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ource Spen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ource Gai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Materia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ue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Weap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li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sioni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aptiv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aking Captiv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turning Captiv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it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ity Power Bonu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source Slot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aking Resources from Citi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luste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ontro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uilding Damaged Contro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atapult Move Contro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axing Rivals Contro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our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ourt Car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ourt Deck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lacing Agents on Cour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ansacking the Cour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ecuring Cards from the Cour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amag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amage/Contro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ealing and Taking Damag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ic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ice Symbol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Gat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Guild Car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Hi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nitiativ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ound End Initiativ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assing Initiativ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eizing Initiativ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Intercep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Map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Outrag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rovoke Outrag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uilding Piec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estroy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iec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iece Limit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lane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owe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relud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relude Action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ai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aid Cos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Dice Limits of Raid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Loya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ival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tarpor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uilding ships with Starport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atapul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ystem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iebreake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rophi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Warlord Scoring Trophi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Taking Trophi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turning Trophi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hip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hapte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nding a Chapter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Vox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ction Discard Pil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Sur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Pivo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Regent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NoColor" style:family="table-cell" style:parent-style-name="Default">
      <style:table-cell-properties fo:background-color="transparent"/>
    </style:style>
    <style:style style:name="LightRed" style:family="table-cell" style:parent-style-name="Default">
      <style:table-cell-properties fo:background-color="#ff6d6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4:15:12.37432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5-07-18T14:58:53.978247200</meta:creation-date>
    <dc:date>2025-08-11T14:25:02.336959600</dc:date>
    <meta:editing-duration>P5DT23H12M37S</meta:editing-duration>
    <meta:editing-cycles>316</meta:editing-cycles>
    <meta:print-date>2025-07-21T11:20:04.122141600</meta:print-date>
    <meta:document-statistic meta:table-count="2" meta:cell-count="3973" meta:object-count="0"/>
    <meta:generator>ODFPY/1.4.1</meta:generator>
  </office:meta>
</office:document-meta>
</file>